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B0000006B57A300C037F1BF36.png" manifest:media-type="image/png"/>
  <manifest:file-entry manifest:full-path="Pictures/1000042100000B0F00000B0FB132F1B118EFDC5A.svg" manifest:media-type="image/svg+xml"/>
  <manifest:file-entry manifest:full-path="Pictures/100000010000041D000001DBB2D187B6D6CE553B.png" manifest:media-type="image/png"/>
  <manifest:file-entry manifest:full-path="Pictures/10000000000008A80000067E8F735EA6ED9F0C0B.jpg" manifest:media-type="image/jpeg"/>
  <manifest:file-entry manifest:full-path="Pictures/10000001000001090000006F832B3CB0FFC3CC0D.png" manifest:media-type="image/png"/>
  <manifest:file-entry manifest:full-path="Pictures/100048B800001B6E00000B7822A3FAAEBE51E006.wmf" manifest:media-type="image/x-wmf"/>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008000000089442829B9654ACB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pitch="fixed"/>
    <style:font-face style:name="Liberation Mono1" svg:font-family="'Liberation Mono'" style:font-pitch="variable"/>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Mono4" svg:font-family="'Liberation Mono'" style:font-family-generic="modern" style:font-pitch="fixed"/>
    <style:font-face style:name="Liberation Mono5" svg:font-family="'Liberation Mono'" style:font-family-generic="moder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fo:min-height="0.258cm" fo:min-width="0.008cm"/>
    </style:style>
    <style:style style:name="gr5" style:family="graphic" style:parent-style-name="standard">
      <style:graphic-properties svg:stroke-color="#000000" draw:fill-color="#ffffff" draw:textarea-horizontal-align="justify" draw:textarea-vertical-align="top" draw:auto-grow-height="false" fo:min-height="8.178cm" fo:min-width="13.732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0.95cm" fo:min-width="2.9cm"/>
      <style:paragraph-properties style:writing-mode="lr-tb"/>
    </style:style>
    <style:style style:name="gr7" style:family="graphic" style:parent-style-name="standard">
      <style:graphic-properties svg:stroke-color="#000000" draw:fill-color="#f0e6ff" draw:textarea-horizontal-align="justify" draw:textarea-vertical-align="middle" draw:auto-grow-height="false" fo:min-height="0.95cm" fo:min-width="2.9cm"/>
    </style:style>
    <style:style style:name="gr8" style:family="graphic" style:parent-style-name="standard">
      <style:graphic-properties draw:stroke="dash" draw:stroke-dash="Fine_20_Dashed" svg:stroke-color="#000000" draw:marker-end="Arrow_20_concave" draw:textarea-vertical-align="middle"/>
    </style:style>
    <style:style style:name="gr9" style:family="graphic" style:parent-style-name="standard">
      <style:graphic-properties svg:stroke-color="#000000" draw:marker-start="" draw:marker-start-width="0.3cm" draw:marker-end="" draw:marker-end-width="0.3cm" draw:textarea-vertical-align="middle"/>
    </style:style>
    <style:style style:name="gr10" style:family="graphic" style:parent-style-name="standard">
      <style:graphic-properties svg:stroke-color="#000000" draw:fill-color="#ffffff" draw:textarea-horizontal-align="justify" draw:textarea-vertical-align="top" draw:auto-grow-height="false" fo:min-height="4.85cm" fo:min-width="13.732cm"/>
      <style:paragraph-properties style:writing-mode="lr-tb"/>
    </style:style>
    <style:style style:name="gr11" style:family="graphic" style:parent-style-name="standard">
      <style:graphic-properties svg:stroke-color="#000000" draw:fill-color="#ffffff" draw:textarea-horizontal-align="justify" draw:textarea-vertical-align="middle" draw:auto-grow-height="false" fo:min-height="0.95cm" fo:min-width="0.7cm"/>
    </style:style>
    <style:style style:name="gr12" style:family="graphic" style:parent-style-name="standard">
      <style:graphic-properties draw:stroke="none" svg:stroke-color="#000000" draw:fill="none" draw:fill-color="#ffffff" draw:textarea-horizontal-align="left" draw:auto-grow-height="true" draw:auto-grow-width="true" fo:min-height="0.636cm" fo:min-width="5.112cm"/>
      <style:paragraph-properties style:writing-mode="lr-tb"/>
    </style:style>
    <style:style style:name="gr13" style:family="graphic" style:parent-style-name="standard">
      <style:graphic-properties svg:stroke-color="#000000" draw:fill-color="#ffffff" draw:textarea-horizontal-align="justify" draw:textarea-vertical-align="middle" draw:auto-grow-height="false" fo:min-height="0.186cm" fo:min-width="0cm"/>
    </style:style>
    <style:style style:name="gr14" style:family="graphic" style:parent-style-name="standard">
      <style:graphic-properties svg:stroke-color="#000000" draw:fill-color="#f0e6ff" draw:textarea-horizontal-align="justify" draw:textarea-vertical-align="top" draw:auto-grow-height="false" fo:min-height="1.769cm" fo:min-width="11.121cm"/>
      <style:paragraph-properties style:writing-mode="lr-tb"/>
    </style:style>
    <style:style style:name="gr15" style:family="graphic" style:parent-style-name="standard">
      <style:graphic-properties svg:stroke-color="#000000" draw:fill-color="#dddddd" draw:textarea-horizontal-align="justify" draw:textarea-vertical-align="middle" draw:auto-grow-height="false" fo:min-height="0.533cm" fo:min-width="6.358cm"/>
    </style:style>
    <style:style style:name="gr16"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17" style:family="graphic" style:parent-style-name="standard">
      <style:graphic-properties svg:stroke-color="#000000" draw:fill-color="#ffffff" draw:textarea-horizontal-align="justify" draw:textarea-vertical-align="middle" draw:auto-grow-height="false" fo:min-height="0.316cm" fo:min-width="0.113cm"/>
    </style:style>
    <style:style style:name="gr18" style:family="graphic" style:parent-style-name="standard">
      <style:graphic-properties svg:stroke-color="#000000" draw:fill-color="#ffffff" draw:textarea-horizontal-align="justify" draw:textarea-vertical-align="middle" draw:auto-grow-height="false" fo:min-height="1.082cm" fo:min-width="4.967cm"/>
    </style:style>
    <style:style style:name="gr19" style:family="graphic" style:parent-style-name="standard">
      <style:graphic-properties svg:stroke-color="#000000" draw:fill-color="#ffffff" draw:textarea-horizontal-align="justify" draw:textarea-vertical-align="middle" draw:auto-grow-height="false" fo:min-height="1.193cm" fo:min-width="1.533cm"/>
    </style:style>
    <style:style style:name="gr20" style:family="graphic" style:parent-style-name="standard">
      <style:graphic-properties svg:stroke-color="#000000" draw:fill-color="#ffffff" draw:opacity="100%" draw:textarea-horizontal-align="justify" draw:textarea-vertical-align="middle" draw:auto-grow-height="false" fo:min-height="1.174cm" fo:min-width="1.533cm" draw:shadow-opacity="100%"/>
    </style:style>
    <style:style style:name="gr21" style:family="graphic" style:parent-style-name="standard">
      <style:graphic-properties svg:stroke-width="0.02cm" svg:stroke-color="#000000" draw:marker-start-width="0.26cm" draw:marker-end-width="0.26cm" draw:fill-color="#f0e6ff" draw:textarea-horizontal-align="justify" draw:textarea-vertical-align="middle" draw:auto-grow-height="false" fo:min-height="0cm" fo:min-width="0cm" fo:padding-top="0.135cm" fo:padding-bottom="0.135cm" fo:padding-left="0.26cm" fo:padding-right="0.26cm"/>
    </style:style>
    <style:style style:name="gr22" style:family="graphic" style:parent-style-name="standard">
      <style:graphic-properties svg:stroke-color="#000000" draw:fill-color="#f0e6ff" draw:textarea-vertical-align="middle"/>
    </style:style>
    <style:style style:name="gr23" style:family="graphic" style:parent-style-name="standard">
      <style:graphic-properties svg:stroke-width="0.02cm" svg:stroke-color="#000000" draw:marker-start-width="0.26cm" draw:marker-end-width="0.26cm" draw:fill="solid" draw:fill-color="#f0e6ff" draw:textarea-horizontal-align="justify" draw:textarea-vertical-align="middle" draw:auto-grow-height="false" fo:min-height="0cm" fo:min-width="0.966cm" fo:padding-top="0.135cm" fo:padding-bottom="0.135cm" fo:padding-left="0.26cm" fo:padding-right="0.26cm"/>
    </style:style>
    <style:style style:name="gr24" style:family="graphic" style:parent-style-name="standard">
      <style:graphic-properties svg:stroke-width="0.02cm" svg:stroke-color="#000000" draw:marker-start-width="0.285cm" draw:marker-end-width="0.285cm" draw:fill="none" draw:fill-color="#ffffff" draw:textarea-horizontal-align="justify" draw:textarea-vertical-align="middle" draw:auto-grow-height="false" fo:min-height="0.836cm" fo:min-width="0.966cm" fo:padding-top="0.135cm" fo:padding-bottom="0.135cm" fo:padding-left="0.26cm" fo:padding-right="0.26cm"/>
    </style:style>
    <style:style style:name="gr25" style:family="graphic" style:parent-style-name="standard">
      <style:graphic-properties svg:stroke-color="#000000" draw:fill-color="#f0e6ff" draw:opacity="50%" draw:textarea-horizontal-align="justify" draw:textarea-vertical-align="middle" draw:auto-grow-height="false" fo:min-height="0.856cm" fo:min-width="0cm" draw:shadow-opacity="50%"/>
    </style:style>
    <style:style style:name="gr26" style:family="graphic" style:parent-style-name="standard">
      <style:graphic-properties svg:stroke-color="#000000" draw:marker-start="" draw:marker-start-width="0.2cm" draw:marker-end="Arrow_20_concave" draw:marker-end-width="0.2cm" draw:textarea-vertical-align="middle"/>
    </style:style>
    <style:style style:name="gr27" style:family="graphic" style:parent-style-name="standard">
      <style:graphic-properties svg:stroke-color="#000000" draw:fill="hatch" draw:fill-color="#ffffff" draw:fill-hatch-name="Hatching_20_4" draw:fill-hatch-solid="true" draw:textarea-horizontal-align="justify" draw:textarea-vertical-align="middle" draw:auto-grow-height="false" fo:min-height="0.316cm" fo:min-width="0.113cm"/>
    </style:style>
    <style:style style:name="gr28" style:family="graphic" style:parent-style-name="standard">
      <style:graphic-properties svg:stroke-color="#000000" draw:fill-color="#ffffcc" draw:textarea-horizontal-align="justify" draw:textarea-vertical-align="middle" draw:auto-grow-height="false" fo:min-height="0.644cm" fo:min-width="1.646cm" fo:wrap-option="no-wrap"/>
      <style:paragraph-properties style:writing-mode="lr-tb"/>
    </style:style>
    <style:style style:name="gr29" style:family="graphic" style:parent-style-name="standard">
      <style:graphic-properties svg:stroke-color="#000000" draw:fill="hatch" draw:fill-color="#ffe1ff" draw:fill-hatch-name="Hatching_20_4" draw:fill-hatch-solid="true" draw:textarea-horizontal-align="justify" draw:textarea-vertical-align="middle" draw:auto-grow-height="false" fo:min-height="0.316cm" fo:min-width="0.113cm"/>
    </style:style>
    <style:style style:name="gr30" style:family="graphic" style:parent-style-name="standard">
      <style:graphic-properties svg:stroke-color="#000000" draw:marker-start="Arrow_20_concave" draw:marker-start-width="0.2cm" draw:marker-end="Arrow_20_concave" draw:marker-end-width="0.2cm" draw:textarea-vertical-align="middle"/>
    </style:style>
    <style:style style:name="gr31" style:family="graphic" style:parent-style-name="standard">
      <style:graphic-properties svg:stroke-color="#000000" draw:fill-color="#f0e6ff" draw:textarea-horizontal-align="justify" draw:textarea-vertical-align="middle" draw:auto-grow-height="false" fo:min-height="0.521cm" fo:min-width="9.755cm"/>
      <style:paragraph-properties style:writing-mode="lr-tb"/>
    </style:style>
    <style:style style:name="gr32"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33" style:family="graphic" style:parent-style-name="objectwithoutfill">
      <style:graphic-properties draw:marker-end="Arrow_20_concave" draw:marker-end-width="0.3cm" draw:fill="none" draw:textarea-vertical-align="middle"/>
    </style:style>
    <style:style style:name="gr34" style:family="graphic" style:parent-style-name="objectwithoutfill">
      <style:graphic-properties svg:stroke-width="0.1cm" draw:marker-start="Circle" draw:marker-start-width="0.4cm" draw:marker-end="Dimension_20_Lines" draw:marker-end-width="0.3cm" draw:fill="none" draw:textarea-vertical-align="middle" fo:padding-top="0.175cm" fo:padding-bottom="0.175cm" fo:padding-left="0.3cm" fo:padding-right="0.3cm"/>
    </style:style>
    <style:style style:name="gr35" style:family="graphic" style:parent-style-name="standard">
      <style:graphic-properties draw:stroke="none" svg:stroke-color="#000000" draw:fill="none" draw:fill-color="#ffffff" draw:textarea-horizontal-align="left" draw:auto-grow-height="true" draw:auto-grow-width="true" fo:min-height="0.636cm" fo:min-width="0.726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7cm" fo:min-width="4.29cm"/>
      <style:paragraph-properties style:writing-mode="lr-tb"/>
    </style:style>
    <style:style style:name="gr37" style:family="graphic" style:parent-style-name="Object_20_with_20_no_20_fill_20_and_20_no_20_line">
      <style:graphic-properties draw:stroke="none" draw:fill="none" draw:textarea-vertical-align="middle" draw:color-mode="standard" draw:luminance="33%" draw:contrast="0%" draw:gamma="100%" draw:red="-20%" draw:green="5%" draw:blue="5%"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0.77cm" fo:min-width="1.086cm"/>
      <style:paragraph-properties style:writing-mode="lr-tb"/>
    </style:style>
    <style:style style:name="gr39" style:family="graphic" style:parent-style-name="standard">
      <style:graphic-properties svg:stroke-color="#000000" draw:fill="none" draw:textarea-vertical-align="middle" draw:auto-grow-height="false" fo:min-height="8.792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0.77cm" fo:min-width="6.983cm"/>
      <style:paragraph-properties style:writing-mode="lr-tb"/>
    </style:style>
    <style:style style:name="gr41" style:family="graphic" style:parent-style-name="objectwithoutfill">
      <style:graphic-properties draw:stroke="dash" draw:stroke-dash="Fine_20_Dashed" draw:marker-end="" draw:marker-end-width="0.3cm" draw:fill="none"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1.111cm" fo:min-width="3.71cm"/>
      <style:paragraph-properties style:writing-mode="lr-tb"/>
    </style:style>
    <style:style style:name="gr43" style:family="graphic" style:parent-style-name="standard">
      <style:graphic-properties svg:stroke-color="#000000" draw:fill-color="#ffffff" draw:textarea-horizontal-align="justify" draw:textarea-vertical-align="middle" draw:auto-grow-height="false" fo:min-height="0.95cm" fo:min-width="3.056cm"/>
      <style:paragraph-properties style:writing-mode="lr-tb"/>
    </style:style>
    <style:style style:name="gr44" style:family="graphic" style:parent-style-name="standard">
      <style:graphic-properties svg:stroke-color="#000000" draw:fill-color="#ffffff" draw:textarea-horizontal-align="justify" draw:textarea-vertical-align="middle" draw:auto-grow-height="false" fo:min-height="0.95cm" fo:min-width="2.316cm"/>
      <style:paragraph-properties style:writing-mode="lr-tb"/>
    </style:style>
    <style:style style:name="gr45" style:family="graphic" style:parent-style-name="standard">
      <style:graphic-properties svg:stroke-color="#000000" draw:fill-color="#f0e6ff" draw:textarea-horizontal-align="justify" draw:textarea-vertical-align="middle" draw:auto-grow-height="false" fo:min-height="0.533cm" fo:min-width="6.836cm"/>
      <style:paragraph-properties style:writing-mode="lr-tb"/>
    </style:style>
    <style:style style:name="gr46" style:family="graphic" style:parent-style-name="standard">
      <style:graphic-properties svg:stroke-color="#000000" draw:fill-color="#f0e6ff" draw:textarea-horizontal-align="justify" draw:textarea-vertical-align="middle" draw:auto-grow-height="false" fo:min-height="0.533cm" fo:min-width="0.67cm"/>
      <style:paragraph-properties style:writing-mode="lr-tb"/>
    </style:style>
    <style:style style:name="gr47" style:family="graphic" style:parent-style-name="standard">
      <style:graphic-properties svg:stroke-width="0.02cm" svg:stroke-color="#000000" draw:marker-start-width="0.275cm" draw:marker-end-width="0.275cm" draw:fill-color="#efe5ff" draw:opacity="100%" draw:textarea-horizontal-align="justify" draw:textarea-vertical-align="middle" draw:auto-grow-height="false" fo:min-height="0.707cm" fo:min-width="0.375cm" fo:padding-top="0.135cm" fo:padding-bottom="0.135cm" fo:padding-left="0.26cm" fo:padding-right="0.26cm" draw:shadow-opacity="50%"/>
    </style:style>
    <style:style style:name="gr48" style:family="graphic" style:parent-style-name="standard">
      <style:graphic-properties svg:stroke-color="#000000" draw:fill-color="#ffffff" draw:textarea-horizontal-align="justify" draw:textarea-vertical-align="middle" draw:auto-grow-height="false" fo:min-height="1.082cm" fo:min-width="3.443cm"/>
    </style:style>
    <style:style style:name="gr49" style:family="graphic" style:parent-style-name="standard">
      <style:graphic-properties svg:stroke-color="#000000" draw:marker-start="Arrow_20_concave" draw:marker-start-width="0.2cm" draw:marker-end="" draw:marker-end-width="0.3cm" draw:textarea-vertical-align="middle"/>
    </style:style>
    <style:style style:name="gr50" style:family="graphic" style:parent-style-name="standard">
      <style:graphic-properties svg:stroke-color="#000000" draw:fill-color="#ffffcc" draw:textarea-horizontal-align="justify" draw:textarea-vertical-align="middle" draw:auto-grow-height="false" fo:min-height="0.258cm" fo:min-width="0.641cm" fo:wrap-option="no-wrap"/>
      <style:paragraph-properties style:writing-mode="lr-tb"/>
    </style:style>
    <style:style style:name="gr51" style:family="graphic" style:parent-style-name="standard">
      <style:graphic-properties svg:stroke-color="#000000" draw:fill-color="#ffffff" draw:textarea-horizontal-align="justify" draw:textarea-vertical-align="middle" draw:auto-grow-height="false" fo:min-height="0.95cm" fo:min-width="1.793cm"/>
      <style:paragraph-properties style:writing-mode="lr-tb"/>
    </style:style>
    <style:style style:name="gr52" style:family="graphic" style:parent-style-name="standard">
      <style:graphic-properties svg:stroke-color="#000000" draw:fill-color="#ffffff" draw:textarea-horizontal-align="justify" draw:textarea-vertical-align="middle" draw:auto-grow-height="false" fo:min-height="0.95cm" fo:min-width="2.108cm"/>
      <style:paragraph-properties style:writing-mode="lr-tb"/>
    </style:style>
    <style:style style:name="pr1" style:family="presentation" style:parent-style-name="master1_5f_-title" style:list-style-name="L1">
      <style:graphic-properties fo:min-height="3.477cm"/>
      <style:paragraph-properties style:writing-mode="lr-tb"/>
    </style:style>
    <style:style style:name="pr2" style:family="presentation" style:parent-style-name="master1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master-notes">
      <style:graphic-properties draw:fill-color="#ffffff" draw:auto-grow-height="true" fo:min-height="14.876cm"/>
      <style:paragraph-properties style:writing-mode="lr-tb"/>
    </style:style>
    <style:style style:name="pr7" style:family="presentation" style:parent-style-name="master-title">
      <style:graphic-properties fo:min-height="1.741cm"/>
      <style:paragraph-properties style:writing-mode="lr-tb"/>
    </style:style>
    <style:style style:name="pr8" style:family="presentation" style:parent-style-name="master-outline1">
      <style:graphic-properties fo:min-height="14.15cm"/>
      <style:paragraph-properties style:writing-mode="lr-tb"/>
    </style:style>
    <style:style style:name="pr9" style:family="presentation" style:parent-style-name="master-notes">
      <style:graphic-properties draw:fill-color="#ffffff" draw:auto-grow-height="true" fo:min-height="15.431cm"/>
      <style:paragraph-properties style:writing-mode="lr-tb"/>
    </style:style>
    <style:style style:name="pr10" style:family="presentation" style:parent-style-name="master-notes">
      <style:graphic-properties draw:fill-color="#ffffff" draw:auto-grow-height="true" fo:min-height="13.366cm"/>
      <style:paragraph-properties style:writing-mode="lr-tb"/>
    </style:style>
    <style:style style:name="pr11" style:family="presentation" style:parent-style-name="master-outline1" style:list-style-name="L4">
      <style:graphic-properties fo:min-height="14.15cm"/>
      <style:paragraph-properties style:writing-mode="lr-tb"/>
    </style:style>
    <style:style style:name="pr12" style:family="presentation" style:parent-style-name="master-notes">
      <style:graphic-properties draw:fill-color="#ffffff" fo:min-height="14.103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2"/>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style:writing-mode="lr-tb"/>
      <style:text-properties fo:color="#000000" loext:opacity="1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fo:text-align="center"/>
    </style:style>
    <style:style style:name="P13" style:family="paragraph">
      <style:paragraph-properties fo:margin-top="0cm" fo:margin-bottom="0.2cm"/>
    </style:style>
    <style:style style:name="P14" style:family="paragraph">
      <style:paragraph-properties fo:margin-top="0cm" fo:margin-bottom="0.5cm"/>
    </style:style>
    <style:style style:name="P15" style:family="paragraph">
      <style:paragraph-properties fo:margin-left="0cm" fo:margin-right="0cm" fo:margin-top="0cm" fo:margin-bottom="0.4cm" fo:text-indent="0cm"/>
    </style:style>
    <style:style style:name="P16" style:family="paragraph">
      <style:paragraph-properties fo:margin-top="0cm" fo:margin-bottom="0.4cm" style:writing-mode="lr-tb"/>
    </style:style>
    <style:style style:name="P17" style:family="paragraph">
      <style:paragraph-properties fo:text-align="center" style:writing-mode="lr-tb"/>
      <style:text-properties fo:font-size="16pt" style:font-size-asian="16pt" style:font-size-complex="16pt"/>
    </style:style>
    <style:style style:name="P18" style:family="paragraph">
      <style:paragraph-properties fo:text-align="end" style:writing-mode="lr-tb"/>
      <style:text-properties fo:font-size="16pt" style:font-size-asian="16pt" style:font-size-complex="16pt"/>
    </style:style>
    <style:style style:name="P19" style:family="paragraph">
      <loext:graphic-properties draw:fill-color="#ffffff"/>
      <style:paragraph-properties fo:text-align="center" style:writing-mode="lr-tb"/>
      <style:text-properties fo:font-size="16pt" style:font-size-asian="16pt" style:font-size-complex="16pt"/>
    </style:style>
    <style:style style:name="P20" style:family="paragraph">
      <loext:graphic-properties draw:fill-color="#f0e6ff"/>
      <style:paragraph-properties fo:text-align="center"/>
      <style:text-properties fo:font-size="16pt" style:font-size-asian="16pt" style:font-size-complex="16pt"/>
    </style:style>
    <style:style style:name="P21" style:family="paragraph">
      <style:paragraph-properties fo:text-align="center"/>
      <style:text-properties fo:font-size="16pt" style:font-size-asian="16pt" style:font-size-complex="16pt"/>
    </style:style>
    <style:style style:name="P22" style:family="paragraph">
      <loext:graphic-properties draw:fill-color="#ffffff"/>
      <style:paragraph-properties fo:text-align="center"/>
      <style:text-properties fo:font-size="16pt" style:font-size-asian="16pt" style:font-size-complex="16pt"/>
    </style:style>
    <style:style style:name="P23" style:family="paragraph">
      <loext:graphic-properties draw:fill="none" draw:fill-color="#ffffff"/>
      <style:paragraph-properties style:writing-mode="lr-tb"/>
      <style:text-properties fo:font-size="16pt" fo:background-color="transparent" style:font-size-asian="16pt" style:font-size-complex="16pt"/>
    </style:style>
    <style:style style:name="P24" style:family="paragraph">
      <style:paragraph-properties fo:text-align="center" style:writing-mode="lr-tb"/>
      <style:text-properties fo:font-size="14pt" style:font-size-asian="14pt" style:font-size-complex="14pt"/>
    </style:style>
    <style:style style:name="P25" style:family="paragraph">
      <loext:graphic-properties draw:fill-color="#f0e6ff"/>
      <style:paragraph-properties fo:text-align="center" style:writing-mode="lr-tb"/>
      <style:text-properties fo:font-size="14pt" style:font-size-asian="14pt" style:font-size-complex="14pt"/>
    </style:style>
    <style:style style:name="P26" style:family="paragraph">
      <loext:graphic-properties draw:fill-color="#dddddd"/>
      <style:paragraph-properties fo:text-align="center"/>
      <style:text-properties fo:font-size="14pt" style:font-size-asian="14pt" style:font-size-complex="14pt"/>
    </style:style>
    <style:style style:name="P27" style:family="paragraph">
      <style:paragraph-properties fo:text-align="end"/>
    </style:style>
    <style:style style:name="P28" style:family="paragraph">
      <loext:graphic-properties draw:fill="none" draw:fill-color="#ffffff"/>
      <style:paragraph-properties fo:text-align="end" style:writing-mode="lr-tb"/>
      <style:text-properties fo:font-size="14pt" style:font-size-asian="14pt" style:font-size-complex="14pt"/>
    </style:style>
    <style:style style:name="P29" style:family="paragraph">
      <loext:graphic-properties draw:fill-color="#ffffff"/>
      <style:paragraph-properties fo:text-align="center"/>
    </style:style>
    <style:style style:name="P30" style:family="paragraph">
      <loext:graphic-properties draw:fill-color="#ffffff" draw:opacity="100%"/>
      <style:paragraph-properties fo:text-align="center"/>
    </style:style>
    <style:style style:name="P31" style:family="paragraph">
      <loext:graphic-properties draw:fill-color="#f0e6ff"/>
      <style:paragraph-properties fo:text-align="center"/>
    </style:style>
    <style:style style:name="P32" style:family="paragraph">
      <loext:graphic-properties draw:fill="solid" draw:fill-color="#f0e6ff"/>
      <style:paragraph-properties fo:text-align="center"/>
      <style:text-properties fo:font-size="16pt" style:font-size-asian="16pt" style:font-size-complex="16pt"/>
    </style:style>
    <style:style style:name="P33" style:family="paragraph">
      <loext:graphic-properties draw:fill="none" draw:fill-color="#ffffff"/>
      <style:paragraph-properties fo:text-align="center"/>
      <style:text-properties fo:font-size="16pt" style:font-size-asian="16pt" style:font-size-complex="16pt"/>
    </style:style>
    <style:style style:name="P34" style:family="paragraph">
      <loext:graphic-properties draw:fill-color="#f0e6ff" draw:opacity="50%"/>
      <style:paragraph-properties fo:text-align="center"/>
      <style:text-properties fo:font-size="16pt" style:font-size-asian="16pt" style:font-size-complex="16pt"/>
    </style:style>
    <style:style style:name="P35" style:family="paragraph">
      <loext:graphic-properties draw:fill="hatch" draw:fill-color="#ffffff" draw:fill-hatch-name="Hatching_20_4" draw:fill-hatch-solid="true"/>
      <style:paragraph-properties fo:text-align="center"/>
      <style:text-properties fo:font-size="16pt" style:font-size-asian="16pt" style:font-size-complex="16pt"/>
    </style:style>
    <style:style style:name="P36" style:family="paragraph">
      <style:paragraph-properties fo:text-align="center" style:writing-mode="lr-tb"/>
      <style:text-properties fo:font-size="12pt" style:font-size-asian="12pt" style:font-size-complex="12pt"/>
    </style:style>
    <style:style style:name="P37" style:family="paragraph">
      <loext:graphic-properties draw:fill-color="#ffffcc"/>
      <style:paragraph-properties fo:text-align="center" style:writing-mode="lr-tb"/>
      <style:text-properties fo:font-size="12pt" style:font-size-asian="12pt" style:font-size-complex="12pt"/>
    </style:style>
    <style:style style:name="P38" style:family="paragraph">
      <loext:graphic-properties draw:fill="hatch" draw:fill-color="#ffe1ff" draw:fill-hatch-name="Hatching_20_4" draw:fill-hatch-solid="true"/>
      <style:paragraph-properties fo:text-align="center"/>
      <style:text-properties fo:font-size="16pt" style:font-size-asian="16pt" style:font-size-complex="16pt"/>
    </style:style>
    <style:style style:name="P39" style:family="paragraph">
      <style:paragraph-properties fo:margin-left="0cm" fo:margin-right="0cm" fo:margin-top="0cm" fo:margin-bottom="0.2cm" fo:text-indent="0cm"/>
    </style:style>
    <style:style style:name="P40" style:family="paragraph">
      <loext:graphic-properties draw:fill-color="#ffffff"/>
      <style:paragraph-properties fo:margin-left="0cm" fo:margin-right="0cm" fo:margin-top="0cm" fo:margin-bottom="0.2cm" fo:text-indent="0cm" style:writing-mode="lr-tb"/>
      <style:text-properties fo:font-size="14pt" style:font-size-asian="14pt" style:font-size-complex="14pt"/>
    </style:style>
    <style:style style:name="P41" style:family="paragraph">
      <style:paragraph-properties fo:margin-top="0cm" fo:margin-bottom="0.3cm"/>
    </style:style>
    <style:style style:name="P42" style:family="paragraph">
      <loext:graphic-properties draw:fill="none"/>
      <style:paragraph-properties fo:text-align="start" style:writing-mode="lr-tb"/>
      <style:text-properties style:font-name="Liberation Mono4" fo:font-size="18pt"/>
    </style:style>
    <style:style style:name="P43" style:family="paragraph">
      <style:paragraph-properties style:writing-mode="lr-tb"/>
      <style:text-properties fo:color="#000000" loext:opacity="100%"/>
    </style:style>
    <style:style style:name="P44" style:family="paragraph">
      <loext:graphic-properties draw:fill="none"/>
      <style:paragraph-properties fo:text-align="center"/>
    </style:style>
    <style:style style:name="P45" style:family="paragraph">
      <loext:graphic-properties draw:fill="none" draw:fill-color="#ffffff"/>
      <style:paragraph-properties style:writing-mode="lr-tb"/>
      <style:text-properties fo:font-size="16pt" style:font-size-asian="16pt" style:font-size-complex="16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none" draw:fill-color="#ffffff"/>
      <style:paragraph-properties fo:text-align="center" style:writing-mode="lr-tb"/>
      <style:text-properties fo:font-size="14pt" style:font-size-asian="14pt" style:font-size-complex="14pt"/>
    </style:style>
    <style:style style:name="P48" style:family="paragraph">
      <loext:graphic-properties draw:fill="none" draw:fill-color="#ffffff"/>
      <style:paragraph-properties fo:text-align="start" style:writing-mode="lr-tb"/>
      <style:text-properties fo:font-size="14pt" style:font-size-asian="14pt" style:font-size-complex="14pt"/>
    </style:style>
    <style:style style:name="P49" style:family="paragraph">
      <style:paragraph-properties fo:margin-top="0cm" fo:margin-bottom="0.2cm" style:writing-mode="lr-tb">
        <style:tab-stops>
          <style:tab-stop style:position="8.784cm" style:type="right"/>
          <style:tab-stop style:position="14.005cm"/>
        </style:tab-stops>
      </style:paragraph-properties>
    </style:style>
    <style:style style:name="P50" style:family="paragraph">
      <style:paragraph-properties style:writing-mode="lr-tb"/>
      <style:text-properties fo:font-size="28pt" style:font-size-asian="28pt" style:font-size-complex="28pt"/>
    </style:style>
    <style:style style:name="P51" style:family="paragraph">
      <loext:graphic-properties draw:fill-color="#efe5ff" draw:opacity="100%"/>
      <style:paragraph-properties fo:text-align="center"/>
    </style:style>
    <style:style style:name="P52" style:family="paragraph">
      <loext:graphic-properties draw:fill-color="#ffffff"/>
      <style:paragraph-properties style:writing-mode="lr-tb"/>
    </style:style>
    <style:style style:name="P53" style:family="paragraph">
      <style:paragraph-properties fo:margin-top="0cm" fo:margin-bottom="0.2cm" style:writing-mode="lr-tb"/>
      <style:text-properties fo:color="#000000" loext:opacity="100%" fo:font-size="26pt" style:font-size-asian="26pt" style:font-size-complex="26pt"/>
    </style:style>
    <style:style style:name="P54" style:family="paragraph">
      <loext:graphic-properties draw:fill-color="#ffffff"/>
      <style:paragraph-properties fo:margin-left="0cm" fo:margin-right="0cm" fo:margin-top="0cm" fo:margin-bottom="0.2cm" fo:text-indent="0cm" style:writing-mode="lr-tb"/>
      <style:text-properties fo:color="#000000" loext:opacity="100%" style:font-name="Liberation Sans6" fo:font-size="14pt" style:font-size-asian="14pt" style:font-size-complex="14pt"/>
    </style:style>
    <style:style style:name="T1" style:family="text">
      <style:text-properties fo:color="#ffffff" loext:opacity="100%" style:font-name="Liberation Sans2" fo:font-size="32pt" fo:language="ru" fo:country="RU" style:font-size-asian="32pt" style:font-size-complex="32pt"/>
    </style:style>
    <style:style style:name="T2" style:family="text">
      <style:text-properties fo:color="#ffffff" loext:opacity="100%" style:font-name="Liberation Sans2"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4" fo:font-size="14pt" fo:language="ru" fo:country="RU" style:font-name-asian="Liberation Sans4" style:font-size-asian="14pt" style:font-name-complex="Liberation Sans4"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3" fo:font-size="14pt" fo:language="ru" fo:country="RU" style:font-name-asian="Liberation Sans3" style:font-size-asian="14pt" style:font-name-complex="Liberation Sans3"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font-size="28pt" fo:language="ru" fo:country="RU" style:font-size-asian="28pt" style:font-size-complex="28pt"/>
    </style:style>
    <style:style style:name="T13" style:family="text">
      <style:text-properties fo:font-size="22pt" fo:language="ru" fo:country="RU" style:font-size-asian="22pt" style:font-size-complex="22pt"/>
    </style:style>
    <style:style style:name="T14" style:family="text">
      <style:text-properties fo:font-variant="normal" fo:text-transform="none" style:use-window-font-color="true" loext:opacity="0%" style:text-outline="false" style:text-line-through-style="none" style:text-line-through-type="none" style:font-name="Liberation Serif1"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15" style:family="text">
      <style:text-properties fo:font-size="22pt" fo:language="rue" fo:country="UA" style:font-size-asian="22pt" style:font-size-complex="22pt"/>
    </style:style>
    <style:style style:name="T16" style:family="text">
      <style:text-properties fo:font-size="6pt" fo:language="ru" fo:country="RU" style:font-size-asian="6pt" style:font-size-complex="6pt"/>
    </style:style>
    <style:style style:name="T17" style:family="text">
      <style:text-properties fo:font-size="16pt" fo:language="ru" fo:country="RU" style:font-size-asian="16pt" style:font-size-complex="16pt"/>
    </style:style>
    <style:style style:name="T18" style:family="text">
      <style:text-properties fo:font-size="16pt" fo:language="en" fo:country="US" style:font-size-asian="16pt" style:font-size-complex="16pt"/>
    </style:style>
    <style:style style:name="T19" style:family="text">
      <style:text-properties fo:font-size="16pt" fo:language="ru" fo:country="RU" fo:background-color="transparent" style:font-size-asian="16pt" style:font-size-complex="16pt"/>
    </style:style>
    <style:style style:name="T20" style:family="text">
      <style:text-properties fo:font-size="14pt" style:font-size-asian="14pt" style:font-size-complex="14pt"/>
    </style:style>
    <style:style style:name="T21" style:family="text">
      <style:text-properties fo:font-size="12pt" fo:language="ru" fo:country="RU" style:font-size-asian="12pt" style:font-size-complex="12pt"/>
    </style:style>
    <style:style style:name="T22" style:family="text">
      <style:text-properties fo:font-size="14pt" fo:language="ru" fo:country="RU" fo:font-style="italic" style:font-size-asian="14pt" style:font-style-asian="italic" style:font-size-complex="14pt" style:font-style-complex="italic"/>
    </style:style>
    <style:style style:name="T23" style:family="text">
      <style:text-properties style:font-name="Liberation Mono4" fo:font-size="18pt"/>
    </style:style>
    <style:style style:name="T24" style:family="text">
      <style:text-properties fo:color="#000000" loext:opacity="100%" fo:font-size="22pt" fo:language="rue" fo:country="UA" style:font-size-asian="22pt" style:font-size-complex="22pt"/>
    </style:style>
    <style:style style:name="T25" style:family="text">
      <style:text-properties fo:color="#000000" loext:opacity="100%" fo:font-size="22pt" fo:language="ru" fo:country="RU" style:font-size-asian="22pt" style:font-size-complex="22pt"/>
    </style:style>
    <style:style style:name="T26" style:family="text">
      <style:text-properties fo:color="#000000" loext:opacity="100%" fo:font-size="28pt" fo:language="rue" fo:country="UA" style:font-size-asian="28pt" style:font-size-complex="28pt"/>
    </style:style>
    <style:style style:name="T27" style:family="text">
      <style:text-properties fo:font-size="14pt" fo:language="ru" fo:country="RU" fo:font-style="normal" style:font-size-asian="14pt" style:font-style-asian="normal" style:font-size-complex="14pt" style:font-style-complex="normal"/>
    </style:style>
    <style:style style:name="T28" style:family="text">
      <style:text-properties fo:color="#000000" loext:opacity="100%" fo:font-size="14pt" fo:language="ru" fo:country="RU" style:text-underline-style="solid" style:text-underline-width="auto" style:text-underline-color="font-color" style:font-size-asian="14pt" style:font-size-complex="14pt"/>
    </style:style>
    <style:style style:name="T29"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30" style:family="text">
      <style:text-properties fo:font-size="16pt" style:font-size-asian="16pt" style:font-size-complex="16pt"/>
    </style:style>
    <style:style style:name="T31" style:family="text">
      <style:text-properties fo:font-size="2pt" fo:language="ru" fo:country="RU" style:font-size-asian="2pt" style:font-size-complex="2pt"/>
    </style:style>
    <style:style style:name="T32" style:family="text">
      <style:text-properties fo:font-size="26pt" fo:language="ru" fo:country="RU" style:font-size-asian="26pt" style:font-size-complex="26pt"/>
    </style:style>
    <style:style style:name="T33" style:family="text">
      <style:text-properties fo:color="#000000" loext:opacity="100%" fo:font-size="28pt" fo:language="en" fo:country="US" style:font-size-asian="28pt" style:font-size-complex="28pt"/>
    </style:style>
    <style:style style:name="T34" style:family="text">
      <style:text-properties fo:color="#000000" loext:opacity="100%" fo:font-size="24pt" fo:language="rue" fo:country="UA" fo:font-style="italic" style:font-size-asian="24pt" style:font-style-asian="italic" style:font-size-complex="24pt" style:font-style-complex="italic"/>
    </style:style>
    <style:style style:name="T35" style:family="text">
      <style:text-properties fo:font-variant="normal" fo:text-transform="none" style:text-outline="false" style:text-line-through-style="none" style:text-line-through-type="none" style:font-name="Liberation Serif1"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font-name="Liberation Serif1" fo:font-size="28pt" fo:language="ru" fo:country="RU" fo:font-style="normal" fo:text-shadow="none" style:text-underline-style="none" fo:font-weight="normal" style:letter-kerning="true" style:font-name-asian="Droid Sans Fallback1"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font-name="Liberation Serif1"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8" style:family="text">
      <style:text-properties fo:color="#000000" loext:opacity="100%" fo:font-size="26pt" fo:language="ru" fo:country="RU" style:font-size-asian="26pt" style:font-size-complex="26pt"/>
    </style:style>
    <style:style style:name="T39" style:family="text">
      <style:text-properties fo:font-variant="normal" fo:text-transform="none" fo:color="#000000" loext:opacity="100%" style:text-outline="false" style:text-line-through-style="none" style:text-line-through-type="none" style:font-name="Liberation Sans6"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40" style:family="text">
      <style:text-properties fo:color="#000000" loext:opacity="100%" style:font-name="Liberation Sans6" fo:font-size="14pt" fo:language="ru" fo:country="RU" style:font-size-asian="14pt" style:font-size-complex="14pt"/>
    </style:style>
    <style:style style:name="T41" style:family="text">
      <style:text-properties fo:color="#000000" loext:opacity="100%" style:font-name="Liberation Mono" fo:font-size="12pt" fo:language="ru" fo:country="RU"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fo:color="#000000" fo:font-size="100%"/>
      </text:list-level-style-number>
      <text:list-level-style-number text:level="2" style:num-format="">
        <style:list-level-properties text:space-before="0.6cm" text:min-label-width="0.9cm"/>
        <style:text-properties fo:color="#000000" fo:font-size="75%"/>
      </text:list-level-style-number>
      <text:list-level-style-number text:level="3" style:num-format="">
        <style:list-level-properties text:space-before="2cm" text:min-label-width="0.8cm"/>
        <style:text-properties fo:color="#000000" fo:font-size="45%"/>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Архитектура</text:span><text:span text:style-name="T2"><text:line-break/></text:span><text:span text:style-name="T2">Буферный кеш и журнал</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Устройство буферного кеша</text:span></text:p>
              </text:list-item>
              <text:list-item>
                <text:p text:style-name="P9"><text:span text:style-name="T11">Алгоритм вытеснения</text:span></text:p>
              </text:list-item>
              <text:list-item>
                <text:p text:style-name="P9"><text:span text:style-name="T11">Журнал предзаписи</text:span></text:p>
              </text:list-item>
              <text:list-item>
                <text:p text:style-name="P9"><text:span text:style-name="T11">Контрольная точка</text:span></text:p>
              </text:list-item>
              <text:list-item>
                <text:p text:style-name="P9"><text:span text:style-name="T11">Процессы, связанные с буферным кешем и журналом</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custom-shape draw:style-name="gr3" draw:text-style-name="P12" xml:id="id17" draw:id="id17" draw:layer="layout" svg:width="0.2cm" svg:height="0.2cm" svg:x="17.104cm" svg:y="13.888cm">
          <text:p/>
          <draw:enhanced-geometry svg:viewBox="0 0 21600 21600" draw:type="rectangle" draw:enhanced-path="M 0 0 L 21600 0 21600 21600 0 21600 0 0 Z N"/>
        </draw:custom-shape>
        <draw:custom-shape draw:style-name="gr4" draw:text-style-name="P12" draw:layer="layout" svg:width="0.508cm" svg:height="0.508cm" svg:x="16.933cm" svg:y="15.794cm">
          <text:p/>
          <draw:enhanced-geometry svg:viewBox="0 0 21600 21600" draw:type="rectangle" draw:enhanced-path="M 0 0 L 21600 0 21600 21600 0 21600 0 0 Z N"/>
        </draw:custom-shape>
        <draw:custom-shape draw:style-name="gr3" draw:text-style-name="P12" xml:id="id15" draw:id="id15" draw:layer="layout" svg:width="0.2cm" svg:height="0.2cm" svg:x="16.704cm" svg:y="13.888cm">
          <text:p/>
          <draw:enhanced-geometry svg:viewBox="0 0 21600 21600" draw:type="rectangle" draw:enhanced-path="M 0 0 L 21600 0 21600 21600 0 21600 0 0 Z N"/>
        </draw:custom-shape>
        <draw:custom-shape draw:style-name="gr4" draw:text-style-name="P12" xml:id="id18" draw:id="id18" draw:layer="layout" svg:width="0.508cm" svg:height="0.508cm" svg:x="16.733cm" svg:y="15.794cm">
          <text:p/>
          <draw:enhanced-geometry svg:viewBox="0 0 21600 21600" draw:type="rectangle" draw:enhanced-path="M 0 0 L 21600 0 21600 21600 0 21600 0 0 Z N"/>
        </draw:custom-shape>
        <draw:frame presentation:style-name="pr4" draw:text-style-name="P16" draw:layer="layout" svg:width="25.6cm" svg:height="14.504cm" svg:x="1.2cm" svg:y="4.8cm" presentation:class="outline" presentation:user-transformed="true">
          <draw:text-box>
            <text:list text:style-name="L3">
              <text:list-item>
                <text:p text:style-name="P9"><text:span text:style-name="T12">Массив буферов</text:span></text:p>
                <text:list>
                  <text:list-item>
                    <text:p text:style-name="P13"><text:span text:style-name="T13">страница данных (8 Кбайт)</text:span></text:p>
                  </text:list-item>
                  <text:list-item>
                    <text:p text:style-name="P14"><text:span text:style-name="T14">доп. информация</text:span></text:p>
                  </text:list-item>
                </text:list>
                <text:p text:style-name="P15"><text:span text:style-name="T12">«Грязные» буферы</text:span></text:p>
                <text:list>
                  <text:list-item text:start-value="1">
                    <text:p text:style-name="P14"><text:span text:style-name="T13">асинхронная запись</text:span></text:p>
                  </text:list-item>
                </text:list>
              </text:list-item>
              <text:list-item>
                <text:p text:style-name="P9"><text:span text:style-name="T12">Блокировки в памяти</text:span></text:p>
                <text:list>
                  <text:list-item text:start-value="1">
                    <text:p text:style-name="P14"><text:span text:style-name="T15">для совместного доступа</text:span></text:p>
                  </text:list-item>
                </text:list>
                <text:p><text:span text:style-name="T12"/></text:p>
              </text:list-item>
              <text:list-item>
                <text:p><text:span text:style-name="T12"/></text:p>
              </text:list-item>
            </text:list>
          </draw:text-box>
        </draw:frame>
        <draw:frame presentation:style-name="pr3" draw:text-style-name="P8" draw:layer="layout" svg:width="19.8cm" svg:height="1.741cm" svg:x="1.2cm" svg:y="0.737cm" presentation:class="title" presentation:user-transformed="true">
          <draw:text-box>
            <text:p><text:span text:style-name="T10">Буферный кеш</text:span></text:p>
          </draw:text-box>
        </draw:frame>
        <draw:custom-shape draw:style-name="gr5" draw:text-style-name="P19" draw:layer="layout" svg:width="14.232cm" svg:height="8.428cm" svg:x="12.446cm" svg:y="4.543cm">
          <text:p text:style-name="P17"><text:span text:style-name="T16"><text:s/></text:span></text:p>
          <text:p text:style-name="P18"><text:span text:style-name="T17">PostgreSQL</text:span></text:p>
          <draw:enhanced-geometry svg:viewBox="0 0 21600 21600" draw:type="rectangle" draw:enhanced-path="M 0 0 L 21600 0 21600 21600 0 21600 0 0 Z N"/>
        </draw:custom-shape>
        <draw:custom-shape draw:style-name="gr6" draw:text-style-name="P19" xml:id="id1" draw:id="id1" draw:layer="layout" svg:width="3.4cm" svg:height="1.2cm" svg:x="18.4cm" svg:y="5.201cm">
          <text:p text:style-name="P17"><text:span text:style-name="T18">postmaster</text:span></text:p>
          <draw:enhanced-geometry svg:viewBox="0 0 21600 21600" draw:type="rectangle" draw:enhanced-path="M 0 0 L 21600 0 21600 21600 0 21600 0 0 Z N"/>
        </draw:custom-shape>
        <draw:custom-shape draw:style-name="gr7" draw:text-style-name="P20" xml:id="id4" draw:id="id4" draw:layer="layout" svg:width="3.4cm" svg:height="1.2cm" svg:x="13.268cm" svg:y="7.897cm">
          <text:p/>
          <draw:enhanced-geometry svg:viewBox="0 0 21600 21600" draw:type="rectangle" draw:enhanced-path="M 0 0 L 21600 0 21600 21600 0 21600 0 0 Z N"/>
        </draw:custom-shape>
        <draw:custom-shape draw:style-name="gr7" draw:text-style-name="P20" xml:id="id3" draw:id="id3" draw:layer="layout" svg:width="3.4cm" svg:height="1.2cm" svg:x="13.068cm" svg:y="7.697cm">
          <text:p/>
          <draw:enhanced-geometry svg:viewBox="0 0 21600 21600" draw:type="rectangle" draw:enhanced-path="M 0 0 L 21600 0 21600 21600 0 21600 0 0 Z N"/>
        </draw:custom-shape>
        <draw:connector draw:style-name="gr8" draw:text-style-name="P12" draw:layer="layout" draw:type="curve" svg:x1="20.1cm" svg:y1="6.401cm" svg:x2="14.568cm" svg:y2="7.497cm" draw:start-shape="id1" draw:start-glue-point="2" draw:end-shape="id2" draw:end-glue-point="0" svg:d="M20100 6401c0 822-5532 274-5532 1096" svg:viewBox="0 0 5533 1097">
          <text:p/>
        </draw:connector>
        <draw:connector draw:style-name="gr9" draw:text-style-name="P21" draw:layer="layout" draw:type="line" svg:x1="14.568cm" svg:y1="10.297cm" svg:x2="14.568cm" svg:y2="8.697cm" draw:end-shape="id2" draw:end-glue-point="2" svg:d="M14568 10297v-1600" svg:viewBox="0 0 1 1601">
          <text:p/>
        </draw:connector>
        <draw:connector draw:style-name="gr9" draw:text-style-name="P21" draw:layer="layout" draw:type="line" svg:x1="14.768cm" svg:y1="10.297cm" svg:x2="14.768cm" svg:y2="8.897cm" draw:end-shape="id3" svg:d="M14768 10297v-1400" svg:viewBox="0 0 1 1401">
          <text:p/>
        </draw:connector>
        <draw:connector draw:style-name="gr9" draw:text-style-name="P21" draw:layer="layout" draw:type="line" svg:x1="14.968cm" svg:y1="10.297cm" svg:x2="14.968cm" svg:y2="9.097cm" draw:end-shape="id4" svg:d="M14968 10297v-1200" svg:viewBox="0 0 1 1201">
          <text:p/>
        </draw:connector>
        <draw:custom-shape draw:style-name="gr6" draw:text-style-name="P19" xml:id="id2" draw:id="id2" draw:layer="layout" svg:width="3.4cm" svg:height="1.2cm" svg:x="12.868cm" svg:y="7.497cm">
          <text:p text:style-name="P17"><text:span text:style-name="T18">backend</text:span></text:p>
          <draw:enhanced-geometry svg:viewBox="0 0 21600 21600" draw:type="rectangle" draw:enhanced-path="M 0 0 L 21600 0 21600 21600 0 21600 0 0 Z N"/>
        </draw:custom-shape>
        <draw:custom-shape draw:style-name="gr10" draw:text-style-name="P19" draw:layer="layout" svg:width="14.232cm" svg:height="5.1cm" svg:x="12.446cm" svg:y="13.243cm">
          <text:p text:style-name="P17"><text:span text:style-name="T16"><text:s/></text:span></text:p>
          <text:p text:style-name="P18"><text:span text:style-name="T17">ОС</text:span></text:p>
          <draw:enhanced-geometry svg:viewBox="0 0 21600 21600" draw:type="rectangle" draw:enhanced-path="M 0 0 L 21600 0 21600 21600 0 21600 0 0 Z N"/>
        </draw:custom-shape>
        <draw:custom-shape draw:style-name="gr11" draw:text-style-name="P22" xml:id="id5" draw:id="id5" draw:layer="layout" svg:width="1.2cm" svg:height="1.2cm" svg:x="20.469cm" svg:y="7.542cm">
          <text:p/>
          <draw:enhanced-geometry svg:viewBox="0 0 21600 21600" draw:type="rectangle" draw:enhanced-path="M 0 0 L 21600 0 21600 21600 0 21600 0 0 Z N"/>
        </draw:custom-shape>
        <draw:custom-shape draw:style-name="gr11" draw:text-style-name="P22" xml:id="id6" draw:id="id6" draw:layer="layout" svg:width="1.2cm" svg:height="1.2cm" svg:x="22.269cm" svg:y="7.542cm">
          <text:p/>
          <draw:enhanced-geometry svg:viewBox="0 0 21600 21600" draw:type="rectangle" draw:enhanced-path="M 0 0 L 21600 0 21600 21600 0 21600 0 0 Z N"/>
        </draw:custom-shape>
        <draw:custom-shape draw:style-name="gr11" draw:text-style-name="P22" xml:id="id7" draw:id="id7" draw:layer="layout" svg:width="1.2cm" svg:height="1.2cm" svg:x="24.069cm" svg:y="7.542cm">
          <text:p/>
          <draw:enhanced-geometry svg:viewBox="0 0 21600 21600" draw:type="rectangle" draw:enhanced-path="M 0 0 L 21600 0 21600 21600 0 21600 0 0 Z N"/>
        </draw:custom-shape>
        <draw:frame draw:style-name="gr12" draw:text-style-name="P23" draw:layer="layout" svg:width="5.612cm" svg:height="0.886cm" svg:x="20.169cm" svg:y="8.644cm">
          <draw:text-box>
            <text:p><text:span text:style-name="T19">фоновые процессы</text:span></text:p>
          </draw:text-box>
        </draw:frame>
        <draw:connector draw:style-name="gr9" draw:text-style-name="P21" draw:layer="layout" draw:type="line" svg:x1="21.069cm" svg:y1="10.596cm" svg:x2="21.069cm" svg:y2="8.742cm" draw:end-shape="id5" draw:end-glue-point="2" svg:d="M21069 10596v-1854" svg:viewBox="0 0 1 1855">
          <text:p/>
        </draw:connector>
        <draw:connector draw:style-name="gr9" draw:text-style-name="P21" draw:layer="layout" draw:type="line" svg:x1="22.869cm" svg:y1="10.596cm" svg:x2="22.869cm" svg:y2="8.742cm" draw:end-shape="id6" svg:d="M22869 10596v-1854" svg:viewBox="0 0 1 1855">
          <text:p/>
        </draw:connector>
        <draw:connector draw:style-name="gr9" draw:text-style-name="P21" draw:layer="layout" draw:type="line" svg:x1="24.669cm" svg:y1="10.596cm" svg:x2="24.669cm" svg:y2="8.742cm" draw:end-shape="id7" svg:d="M24669 10596v-1854" svg:viewBox="0 0 1 1855">
          <text:p/>
        </draw:connector>
        <draw:custom-shape draw:style-name="gr13" draw:text-style-name="P22" draw:layer="layout" svg:width="0.254cm" svg:height="0.436cm" svg:x="15.641cm" svg:y="10.297cm">
          <text:p/>
          <draw:enhanced-geometry svg:viewBox="0 0 21600 21600" draw:type="rectangle" draw:enhanced-path="M 0 0 L 21600 0 21600 21600 0 21600 0 0 Z N"/>
        </draw:custom-shape>
        <draw:custom-shape draw:style-name="gr14" draw:text-style-name="P25" draw:layer="layout" svg:width="11.839cm" svg:height="2.237cm" svg:x="13.568cm" svg:y="9.988cm">
          <text:p text:style-name="P24"><text:span text:style-name="T6">общая</text:span><text:span text:style-name="T20"> </text:span><text:span text:style-name="T6">памят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6" draw:layer="layout" svg:width="7.012cm" svg:height="0.937cm" svg:x="17.602cm" svg:y="10.888cm">
          <text:p/>
          <draw:enhanced-geometry svg:viewBox="0 0 21600 21600" draw:mirror-horizontal="false" draw:mirror-vertical="false" draw:path-stretchpoint-x="10800" draw:path-stretchpoint-y="10800" draw:text-areas="?f3 ?f4 ?f5 ?f6" draw:type="round-rectangle" draw:modifiers="6079.31769722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8" draw:layer="layout" svg:width="3.947cm" svg:height="1.361cm" svg:x="13.833cm" svg:y="10.968cm">
          <draw:text-box>
            <text:p text:style-name="P27"><text:span text:style-name="T6">буферный </text:span><text:span text:style-name="T20">кеш</text:span></text:p>
          </draw:text-box>
        </draw:frame>
        <draw:connector draw:style-name="gr8" draw:text-style-name="P12" draw:layer="layout" draw:type="curve" svg:x1="20.1cm" svg:y1="6.401cm" svg:x2="21.069cm" svg:y2="7.542cm" draw:start-shape="id1" draw:start-glue-point="2" draw:end-shape="id5" draw:end-glue-point="0" svg:d="M20100 6401c0 856 969 286 969 1141" svg:viewBox="0 0 970 1142">
          <text:p/>
        </draw:connector>
        <draw:connector draw:style-name="gr8" draw:text-style-name="P12" draw:layer="layout" draw:type="curve" svg:x1="20.1cm" svg:y1="6.401cm" svg:x2="24.669cm" svg:y2="7.542cm" draw:start-shape="id1" draw:start-glue-point="2" draw:end-shape="id7" draw:end-glue-point="0" svg:d="M20100 6401c0 856 4569 286 4569 1141" svg:viewBox="0 0 4570 1142">
          <text:p/>
        </draw:connector>
        <draw:connector draw:style-name="gr8" draw:text-style-name="P12" draw:layer="layout" draw:type="curve" svg:x1="20.1cm" svg:y1="6.401cm" svg:x2="22.869cm" svg:y2="7.542cm" draw:start-shape="id1" draw:start-glue-point="2" draw:end-shape="id6" draw:end-glue-point="0" svg:d="M20100 6401c0 856 2769 286 2769 1141" svg:viewBox="0 0 2770 1142">
          <text:p/>
        </draw:connector>
        <draw:custom-shape draw:style-name="gr17" draw:text-style-name="P22" draw:layer="layout" svg:width="0.613cm" svg:height="0.566cm" svg:x="18.002cm" svg:y="11.076cm">
          <text:p/>
          <draw:enhanced-geometry svg:viewBox="0 0 21600 21600" draw:type="rectangle" draw:enhanced-path="M 0 0 L 21600 0 21600 21600 0 21600 0 0 Z N"/>
        </draw:custom-shape>
        <draw:custom-shape draw:style-name="gr17" draw:text-style-name="P22" draw:layer="layout" svg:width="0.613cm" svg:height="0.566cm" svg:x="19.602cm" svg:y="11.076cm">
          <text:p/>
          <draw:enhanced-geometry svg:viewBox="0 0 21600 21600" draw:type="rectangle" draw:enhanced-path="M 0 0 L 21600 0 21600 21600 0 21600 0 0 Z N"/>
        </draw:custom-shape>
        <draw:custom-shape draw:style-name="gr17" draw:text-style-name="P22" draw:layer="layout" svg:width="0.613cm" svg:height="0.566cm" svg:x="20.402cm" svg:y="11.076cm">
          <text:p/>
          <draw:enhanced-geometry svg:viewBox="0 0 21600 21600" draw:type="rectangle" draw:enhanced-path="M 0 0 L 21600 0 21600 21600 0 21600 0 0 Z N"/>
        </draw:custom-shape>
        <draw:custom-shape draw:style-name="gr17" draw:text-style-name="P22" draw:layer="layout" svg:width="0.613cm" svg:height="0.566cm" svg:x="22.002cm" svg:y="11.076cm">
          <text:p/>
          <draw:enhanced-geometry svg:viewBox="0 0 21600 21600" draw:type="rectangle" draw:enhanced-path="M 0 0 L 21600 0 21600 21600 0 21600 0 0 Z N"/>
        </draw:custom-shape>
        <draw:custom-shape draw:style-name="gr17" draw:text-style-name="P22" draw:layer="layout" svg:width="0.613cm" svg:height="0.566cm" svg:x="22.802cm" svg:y="11.076cm">
          <text:p/>
          <draw:enhanced-geometry svg:viewBox="0 0 21600 21600" draw:type="rectangle" draw:enhanced-path="M 0 0 L 21600 0 21600 21600 0 21600 0 0 Z N"/>
        </draw:custom-shape>
        <draw:custom-shape draw:style-name="gr17" draw:text-style-name="P22" draw:layer="layout" svg:width="0.613cm" svg:height="0.566cm" svg:x="23.602cm" svg:y="11.076cm">
          <text:p/>
          <draw:enhanced-geometry svg:viewBox="0 0 21600 21600" draw:type="rectangle" draw:enhanced-path="M 0 0 L 21600 0 21600 21600 0 21600 0 0 Z N"/>
        </draw:custom-shape>
        <draw:custom-shape draw:style-name="gr18" draw:text-style-name="P29" draw:layer="layout" svg:width="5.466cm" svg:height="2.436cm" svg:x="14.229cm" svg:y="15.445cm">
          <text:p/>
          <draw:enhanced-geometry svg:viewBox="0 0 88 21600" draw:glue-points="44 ?f6 44 0 0 10800 44 21600 88 10800" draw:text-areas="0 ?f6 88 ?f3" draw:type="can" draw:modifiers="6532.29380385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9" draw:layer="layout" svg:width="2.032cm" svg:height="2.436cm" svg:x="20.164cm" svg:y="15.446cm">
          <text:p/>
          <draw:enhanced-geometry svg:viewBox="0 0 88 21600" draw:glue-points="44 ?f6 44 0 0 10800 44 21600 88 10800" draw:text-areas="0 ?f6 88 ?f3" draw:type="can" draw:modifiers="5876.4054164956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30" draw:layer="layout" svg:width="2.032cm" svg:height="2.436cm" svg:x="22.664cm" svg:y="15.446cm">
          <text:p/>
          <draw:enhanced-geometry svg:viewBox="0 0 88 21600" draw:glue-points="44 ?f6 44 0 0 10800 44 21600 88 10800" draw:text-areas="0 ?f6 88 ?f3" draw:type="can" draw:modifiers="5982.765695527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1" draw:text-style-name="P31" xml:id="id8" draw:id="id8" draw:layer="layout" svg:width="0.236cm" svg:height="0.236cm" svg:x="17.74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9" draw:id="id9" draw:layer="layout" svg:width="0.236cm" svg:height="0.236cm" svg:x="17.369cm" svg:y="16.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10" draw:id="id10" draw:layer="layout" svg:width="0.236cm" svg:height="0.236cm" svg:x="18.113cm" svg:y="16.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11" draw:id="id11" draw:layer="layout" svg:width="0.236cm" svg:height="0.236cm" svg:x="17.184cm" svg:y="17.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12" draw:id="id12" draw:layer="layout" svg:width="0.236cm" svg:height="0.236cm" svg:x="17.556cm" svg:y="17.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13" draw:id="id13" draw:layer="layout" svg:width="0.236cm" svg:height="0.236cm" svg:x="17.927cm" svg:y="17.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14" draw:id="id14" draw:layer="layout" svg:width="0.236cm" svg:height="0.236cm" svg:x="18.3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31" draw:layer="layout" draw:type="line" svg:x1="17.774cm" svg:y1="16.62cm" svg:x2="17.571cm" svg:y2="16.918cm" draw:start-shape="id8" draw:start-glue-point="7" draw:end-shape="id9" draw:end-glue-point="11" svg:d="M17774 16620l-203 298" svg:viewBox="0 0 204 299">
              <text:p/>
            </draw:connector>
            <draw:connector draw:style-name="gr22" draw:text-style-name="P31" draw:layer="layout" draw:type="line" svg:x1="17.942cm" svg:y1="16.62cm" svg:x2="18.147cm" svg:y2="16.919cm" draw:start-shape="id8" draw:start-glue-point="9" draw:end-shape="id10" draw:end-glue-point="5" svg:d="M17942 16620l205 299" svg:viewBox="0 0 206 300">
              <text:p/>
            </draw:connector>
            <draw:connector draw:style-name="gr22" draw:text-style-name="P31" draw:layer="layout" draw:type="line" svg:x1="17.487cm" svg:y1="17.12cm" svg:x2="17.302cm" svg:y2="17.349cm" draw:start-shape="id9" draw:start-glue-point="8" draw:end-shape="id11" draw:end-glue-point="4" svg:d="M17487 17120l-185 229" svg:viewBox="0 0 186 230">
              <text:p/>
            </draw:connector>
            <draw:connector draw:style-name="gr22" draw:text-style-name="P31" draw:layer="layout" draw:type="line" svg:x1="17.487cm" svg:y1="17.12cm" svg:x2="17.674cm" svg:y2="17.349cm" draw:start-shape="id9" draw:start-glue-point="8" draw:end-shape="id12" svg:d="M17487 17120l187 229" svg:viewBox="0 0 188 230">
              <text:p/>
            </draw:connector>
            <draw:connector draw:style-name="gr22" draw:text-style-name="P31" draw:layer="layout" draw:type="line" svg:x1="18.231cm" svg:y1="17.121cm" svg:x2="18.045cm" svg:y2="17.349cm" draw:start-shape="id10" draw:end-shape="id13" draw:end-glue-point="4" svg:d="M18231 17121l-186 228" svg:viewBox="0 0 187 229">
              <text:p/>
            </draw:connector>
            <draw:connector draw:style-name="gr22" draw:text-style-name="P31" draw:layer="layout" draw:type="line" svg:x1="18.231cm" svg:y1="17.121cm" svg:x2="18.418cm" svg:y2="17.35cm" draw:start-shape="id10" draw:start-glue-point="8" draw:end-shape="id14" draw:end-glue-point="4" svg:d="M18231 17121l187 229" svg:viewBox="0 0 188 230">
              <text:p/>
            </draw:connector>
          </draw:g>
          <draw:g>
            <draw:custom-shape draw:style-name="gr23" draw:text-style-name="P32" draw:layer="layout" svg:width="1.486cm" svg:height="0.171cm" svg:x="15.389cm" svg:y="16.431cm">
              <text:p/>
              <draw:enhanced-geometry svg:viewBox="0 0 21600 21600" draw:type="rectangle" draw:enhanced-path="M 0 0 L 21600 0 21600 21600 0 21600 0 0 Z N"/>
            </draw:custom-shape>
            <draw:custom-shape draw:style-name="gr24" draw:text-style-name="P33" draw:layer="layout" svg:width="1.486cm" svg:height="1.106cm" svg:x="15.389cm" svg:y="16.431cm">
              <text:p/>
              <draw:enhanced-geometry svg:viewBox="0 0 21600 21600" draw:type="rectangle" draw:enhanced-path="M 0 0 L 21600 0 21600 21600 0 21600 0 0 Z N"/>
            </draw:custom-shape>
            <draw:custom-shape draw:style-name="gr25" draw:text-style-name="P34" draw:layer="layout" svg:width="0.371cm" svg:height="1.106cm" svg:x="15.389cm" svg:y="16.431cm">
              <text:p/>
              <draw:enhanced-geometry svg:viewBox="0 0 21600 21600" draw:type="rectangle" draw:enhanced-path="M 0 0 L 21600 0 21600 21600 0 21600 0 0 Z N"/>
            </draw:custom-shape>
            <draw:custom-shape draw:style-name="gr25" draw:text-style-name="P34" draw:layer="layout" svg:width="0.372cm" svg:height="1.106cm" svg:x="15.76cm" svg:y="16.431cm">
              <text:p/>
              <draw:enhanced-geometry svg:viewBox="0 0 21600 21600" draw:type="rectangle" draw:enhanced-path="M 0 0 L 21600 0 21600 21600 0 21600 0 0 Z N"/>
            </draw:custom-shape>
            <draw:custom-shape draw:style-name="gr25" draw:text-style-name="P34" draw:layer="layout" svg:width="0.371cm" svg:height="1.106cm" svg:x="16.132cm" svg:y="16.431cm">
              <text:p/>
              <draw:enhanced-geometry svg:viewBox="0 0 21600 21600" draw:type="rectangle" draw:enhanced-path="M 0 0 L 21600 0 21600 21600 0 21600 0 0 Z N"/>
            </draw:custom-shape>
            <draw:custom-shape draw:style-name="gr25" draw:text-style-name="P34" draw:layer="layout" svg:width="0.372cm" svg:height="1.106cm" svg:x="16.503cm" svg:y="16.431cm">
              <text:p/>
              <draw:enhanced-geometry svg:viewBox="0 0 21600 21600" draw:type="rectangle" draw:enhanced-path="M 0 0 L 21600 0 21600 21600 0 21600 0 0 Z N"/>
            </draw:custom-shape>
          </draw:g>
        </draw:g>
        <draw:connector draw:style-name="gr26" draw:text-style-name="P21" draw:layer="layout" draw:type="curve" svg:x1="16.804cm" svg:y1="13.888cm" svg:x2="19.108cm" svg:y2="11.642cm" draw:start-shape="id15" draw:start-glue-point="0" svg:d="M16804 13888c0-2059 2304-937 2304-2246" svg:viewBox="0 0 2305 2247">
          <text:p/>
        </draw:connector>
        <draw:connector draw:style-name="gr26" draw:text-style-name="P21" draw:layer="layout" draw:type="curve" svg:x1="21.508cm" svg:y1="11.642cm" svg:x2="17.204cm" svg:y2="13.888cm" draw:start-shape="id16" draw:start-glue-point="2" draw:end-shape="id17" draw:end-glue-point="0" svg:d="M21508 11642c0 1684-4304 562-4304 2246" svg:viewBox="0 0 4305 2247">
          <text:p/>
        </draw:connector>
        <draw:custom-shape draw:style-name="gr27" draw:text-style-name="P35" draw:layer="layout" svg:width="0.613cm" svg:height="0.566cm" svg:x="18.802cm" svg:y="11.076cm">
          <text:p/>
          <draw:enhanced-geometry svg:viewBox="0 0 21600 21600" draw:type="rectangle" draw:enhanced-path="M 0 0 L 21600 0 21600 21600 0 21600 0 0 Z N"/>
        </draw:custom-shape>
        <draw:custom-shape draw:style-name="gr28" draw:text-style-name="P37" draw:layer="layout" svg:width="3.048cm" svg:height="1.27cm" svg:x="24.614cm" svg:y="9.652cm">
          <text:p text:style-name="P36"><text:span text:style-name="T21">грязный</text:span></text:p>
          <text:p text:style-name="P36"><text:span text:style-name="T21">буфер</text:span></text:p>
          <draw:enhanced-geometry svg:viewBox="0 0 21600 21600" draw:glue-points="10800 0 3160 3160 0 10800 3160 18440 10800 21600 18440 18440 21600 10800 18440 3160 ?f14 ?f15" draw:text-areas="3200 3200 18400 18400" draw:type="round-callout" draw:modifiers="-21394.5555919974 23537.3721479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38" xml:id="id16" draw:id="id16" draw:layer="layout" svg:width="0.613cm" svg:height="0.566cm" svg:x="21.202cm" svg:y="11.076cm">
          <text:p/>
          <draw:enhanced-geometry svg:viewBox="0 0 21600 21600" draw:type="rectangle" draw:enhanced-path="M 0 0 L 21600 0 21600 21600 0 21600 0 0 Z N"/>
        </draw:custom-shape>
        <draw:connector draw:style-name="gr30" draw:text-style-name="P21" draw:layer="layout" draw:type="curve" svg:x1="16.987cm" svg:y1="15.794cm" svg:x2="16.987cm" svg:y2="14.825cm" draw:start-shape="id18" draw:start-glue-point="0" svg:d="M16987 15794v-969" svg:viewBox="0 0 1 970">
          <text:p/>
        </draw:connector>
        <draw:custom-shape draw:style-name="gr31" draw:text-style-name="P25" draw:layer="layout" svg:width="10.421cm" svg:height="0.937cm" svg:x="14.277cm" svg:y="13.888cm">
          <text:p text:style-name="P24"><text:span text:style-name="T20">кеш</text:span></text:p>
          <draw:enhanced-geometry svg:viewBox="0 0 21600 21600" draw:path-stretchpoint-x="10800" draw:path-stretchpoint-y="10800" draw:text-areas="?f3 ?f4 ?f5 ?f6" draw:type="round-rectangle" draw:modifiers="6562.899786780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 presentation:class="page"/>
          <draw:frame presentation:style-name="pr6" draw:text-style-name="P40" draw:layer="layout" svg:width="16.799cm" svg:height="14.876cm" svg:x="2.1cm" svg:y="14.107cm" presentation:class="notes" presentation:user-transformed="true">
            <draw:text-box>
              <text:p text:style-name="P39"><text:span text:style-name="T6">Буферный кеш используется для сглаживания скорости работы оперативной памяти и дисков. Он состоит из массива буферов, которые содержат страницы данных и дополнительную информацию (например, имя файла и положение страницы внутри этого файла).</text:span></text:p>
              <text:p text:style-name="P39"><text:span text:style-name="T6">Размер страницы обычно составляет 8 Кбайт; размер можно изменить только при сборке PostgreSQL.</text:span></text:p>
              <text:p text:style-name="P39"><text:span text:style-name="T6">Любая работа со страницами данных проходит через буферный кеш. Если какой-либо процесс собирается работать со страницей,</text:span><text:span text:style-name="T6"><text:line-break/></text:span><text:span text:style-name="T6">он в первую очередь пытается найти ее в кеше. Если страницы нет,</text:span><text:span text:style-name="T6"><text:line-break/></text:span><text:span text:style-name="T6">он обращается к операционной системе с просьбой прочитать эту страницу и помещает ее в буферный кеш. (Обратите внимание, что</text:span><text:span text:style-name="T6"><text:line-break/></text:span><text:span text:style-name="T6">ОС может прочитать страницу с диска, а может обнаружить ее</text:span><text:span text:style-name="T6"><text:line-break/></text:span><text:span text:style-name="T6">в собственном кеше.)</text:span></text:p>
              <text:p text:style-name="P39"><text:span text:style-name="T6">После того, как страница записана в буферный кеш, к ней можно обращаться многократно без накладных расходов на вызовы ОС.</text:span></text:p>
              <text:p text:style-name="P39"><text:span text:style-name="T6">Если процесс изменил данные в странице, соответствующий буфер становится «грязным». Измененная страница подлежит записи на диск, но по соображениям производительности запись происходит асинхронно и может откладываться.</text:span></text:p>
              <text:p text:style-name="P39"><text:span text:style-name="T6">Буферный кеш, как и другие структуры общей памяти, защищен блокировками для управления одновременным доступом. Хотя блокировки и реализованы эффективно, доступ к буферному кешу далеко не так быстр, как простое обращение к оперативной памяти. Поэтому в общем случае чем меньше данных читает и изменяет запрос, тем быстрее он будет работать.</text:span></text:p>
            </draw:text-box>
          </draw:frame>
        </presentation:notes>
      </draw:page>
      <draw:page draw:name="page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Вытеснение</text:span></text:p>
          </draw:text-box>
        </draw:frame>
        <draw:frame presentation:style-name="pr4" draw:text-style-name="P8" draw:layer="layout" svg:width="25.6cm" svg:height="14.504cm" svg:x="1.2cm" svg:y="4.8cm" presentation:class="outline" presentation:user-transformed="true">
          <draw:text-box>
            <text:list text:style-name="L3">
              <text:list-item>
                <text:p text:style-name="P9"><text:span text:style-name="T12">Вытеснение редко</text:span><text:span text:style-name="T12"><text:line-break/></text:span><text:span text:style-name="T12">используемых страниц</text:span></text:p>
                <text:list>
                  <text:list-item>
                    <text:p text:style-name="P41"><text:span text:style-name="T13">грязный буфер</text:span><text:span text:style-name="T13"><text:line-break/></text:span><text:span text:style-name="T13">записывается на диск</text:span></text:p>
                  </text:list-item>
                  <text:list-item>
                    <text:p text:style-name="P13"><text:span text:style-name="T13">на освободившееся место</text:span><text:span text:style-name="T13"><text:line-break/></text:span><text:span text:style-name="T13">читается другая страница</text:span></text:p>
                  </text:list-item>
                </text:list>
              </text:list-item>
            </text:list>
          </draw:text-box>
        </draw:frame>
        <draw:custom-shape draw:style-name="gr5" draw:text-style-name="P19" draw:layer="layout" svg:width="14.232cm" svg:height="8.428cm" svg:x="12.446cm" svg:y="4.543cm">
          <text:p text:style-name="P17"><text:span text:style-name="T16"><text:s/></text:span></text:p>
          <text:p text:style-name="P18"><text:span text:style-name="T17">PostgreSQL</text:span></text:p>
          <draw:enhanced-geometry svg:viewBox="0 0 21600 21600" draw:type="rectangle" draw:enhanced-path="M 0 0 L 21600 0 21600 21600 0 21600 0 0 Z N"/>
        </draw:custom-shape>
        <draw:custom-shape draw:style-name="gr6" draw:text-style-name="P19" xml:id="id19" draw:id="id19" draw:layer="layout" svg:width="3.4cm" svg:height="1.2cm" svg:x="18.4cm" svg:y="5.201cm">
          <text:p text:style-name="P17"><text:span text:style-name="T18">postmaster</text:span></text:p>
          <draw:enhanced-geometry svg:viewBox="0 0 21600 21600" draw:type="rectangle" draw:enhanced-path="M 0 0 L 21600 0 21600 21600 0 21600 0 0 Z N"/>
        </draw:custom-shape>
        <draw:custom-shape draw:style-name="gr7" draw:text-style-name="P20" xml:id="id22" draw:id="id22" draw:layer="layout" svg:width="3.4cm" svg:height="1.2cm" svg:x="13.268cm" svg:y="7.897cm">
          <text:p/>
          <draw:enhanced-geometry svg:viewBox="0 0 21600 21600" draw:type="rectangle" draw:enhanced-path="M 0 0 L 21600 0 21600 21600 0 21600 0 0 Z N"/>
        </draw:custom-shape>
        <draw:custom-shape draw:style-name="gr7" draw:text-style-name="P20" xml:id="id21" draw:id="id21" draw:layer="layout" svg:width="3.4cm" svg:height="1.2cm" svg:x="13.068cm" svg:y="7.697cm">
          <text:p/>
          <draw:enhanced-geometry svg:viewBox="0 0 21600 21600" draw:type="rectangle" draw:enhanced-path="M 0 0 L 21600 0 21600 21600 0 21600 0 0 Z N"/>
        </draw:custom-shape>
        <draw:connector draw:style-name="gr8" draw:text-style-name="P12" draw:layer="layout" draw:type="curve" svg:x1="20.1cm" svg:y1="6.401cm" svg:x2="14.568cm" svg:y2="7.497cm" draw:start-shape="id19" draw:start-glue-point="2" draw:end-shape="id20" draw:end-glue-point="0" svg:d="M20100 6401c0 822-5532 274-5532 1096" svg:viewBox="0 0 5533 1097">
          <text:p/>
        </draw:connector>
        <draw:connector draw:style-name="gr9" draw:text-style-name="P21" draw:layer="layout" draw:type="line" svg:x1="14.568cm" svg:y1="10.297cm" svg:x2="14.568cm" svg:y2="8.697cm" draw:end-shape="id20" draw:end-glue-point="2" svg:d="M14568 10297v-1600" svg:viewBox="0 0 1 1601">
          <text:p/>
        </draw:connector>
        <draw:connector draw:style-name="gr9" draw:text-style-name="P21" draw:layer="layout" draw:type="line" svg:x1="14.768cm" svg:y1="10.297cm" svg:x2="14.768cm" svg:y2="8.897cm" draw:end-shape="id21" svg:d="M14768 10297v-1400" svg:viewBox="0 0 1 1401">
          <text:p/>
        </draw:connector>
        <draw:connector draw:style-name="gr9" draw:text-style-name="P21" draw:layer="layout" draw:type="line" svg:x1="14.968cm" svg:y1="10.297cm" svg:x2="14.968cm" svg:y2="9.097cm" draw:end-shape="id22" svg:d="M14968 10297v-1200" svg:viewBox="0 0 1 1201">
          <text:p/>
        </draw:connector>
        <draw:custom-shape draw:style-name="gr6" draw:text-style-name="P19" xml:id="id20" draw:id="id20" draw:layer="layout" svg:width="3.4cm" svg:height="1.2cm" svg:x="12.868cm" svg:y="7.497cm">
          <text:p text:style-name="P17"><text:span text:style-name="T18">backend</text:span></text:p>
          <draw:enhanced-geometry svg:viewBox="0 0 21600 21600" draw:type="rectangle" draw:enhanced-path="M 0 0 L 21600 0 21600 21600 0 21600 0 0 Z N"/>
        </draw:custom-shape>
        <draw:custom-shape draw:style-name="gr11" draw:text-style-name="P22" xml:id="id23" draw:id="id23" draw:layer="layout" svg:width="1.2cm" svg:height="1.2cm" svg:x="20.469cm" svg:y="7.542cm">
          <text:p/>
          <draw:enhanced-geometry svg:viewBox="0 0 21600 21600" draw:type="rectangle" draw:enhanced-path="M 0 0 L 21600 0 21600 21600 0 21600 0 0 Z N"/>
        </draw:custom-shape>
        <draw:custom-shape draw:style-name="gr11" draw:text-style-name="P22" xml:id="id24" draw:id="id24" draw:layer="layout" svg:width="1.2cm" svg:height="1.2cm" svg:x="22.269cm" svg:y="7.542cm">
          <text:p/>
          <draw:enhanced-geometry svg:viewBox="0 0 21600 21600" draw:type="rectangle" draw:enhanced-path="M 0 0 L 21600 0 21600 21600 0 21600 0 0 Z N"/>
        </draw:custom-shape>
        <draw:custom-shape draw:style-name="gr11" draw:text-style-name="P22" xml:id="id25" draw:id="id25" draw:layer="layout" svg:width="1.2cm" svg:height="1.2cm" svg:x="24.069cm" svg:y="7.542cm">
          <text:p/>
          <draw:enhanced-geometry svg:viewBox="0 0 21600 21600" draw:type="rectangle" draw:enhanced-path="M 0 0 L 21600 0 21600 21600 0 21600 0 0 Z N"/>
        </draw:custom-shape>
        <draw:frame draw:style-name="gr12" draw:text-style-name="P23" draw:layer="layout" svg:width="5.612cm" svg:height="0.886cm" svg:x="20.169cm" svg:y="8.644cm">
          <draw:text-box>
            <text:p><text:span text:style-name="T19">фоновые процессы</text:span></text:p>
          </draw:text-box>
        </draw:frame>
        <draw:connector draw:style-name="gr9" draw:text-style-name="P21" draw:layer="layout" draw:type="line" svg:x1="21.069cm" svg:y1="10.596cm" svg:x2="21.069cm" svg:y2="8.742cm" draw:end-shape="id23" draw:end-glue-point="2" svg:d="M21069 10596v-1854" svg:viewBox="0 0 1 1855">
          <text:p/>
        </draw:connector>
        <draw:connector draw:style-name="gr9" draw:text-style-name="P21" draw:layer="layout" draw:type="line" svg:x1="22.869cm" svg:y1="10.596cm" svg:x2="22.869cm" svg:y2="8.742cm" draw:end-shape="id24" svg:d="M22869 10596v-1854" svg:viewBox="0 0 1 1855">
          <text:p/>
        </draw:connector>
        <draw:connector draw:style-name="gr9" draw:text-style-name="P21" draw:layer="layout" draw:type="line" svg:x1="24.669cm" svg:y1="10.596cm" svg:x2="24.669cm" svg:y2="8.742cm" draw:end-shape="id25" svg:d="M24669 10596v-1854" svg:viewBox="0 0 1 1855">
          <text:p/>
        </draw:connector>
        <draw:custom-shape draw:style-name="gr13" draw:text-style-name="P22" draw:layer="layout" svg:width="0.254cm" svg:height="0.436cm" svg:x="15.641cm" svg:y="10.297cm">
          <text:p/>
          <draw:enhanced-geometry svg:viewBox="0 0 21600 21600" draw:type="rectangle" draw:enhanced-path="M 0 0 L 21600 0 21600 21600 0 21600 0 0 Z N"/>
        </draw:custom-shape>
        <draw:custom-shape draw:style-name="gr14" draw:text-style-name="P25" draw:layer="layout" svg:width="11.839cm" svg:height="2.237cm" svg:x="13.568cm" svg:y="9.988cm">
          <text:p text:style-name="P24"><text:span text:style-name="T6">общая</text:span><text:span text:style-name="T20"> </text:span><text:span text:style-name="T6">памят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6" draw:layer="layout" svg:width="7.012cm" svg:height="0.937cm" svg:x="17.602cm" svg:y="10.888cm">
          <text:p/>
          <draw:enhanced-geometry svg:viewBox="0 0 21600 21600" draw:mirror-horizontal="false" draw:mirror-vertical="false" draw:path-stretchpoint-x="10800" draw:path-stretchpoint-y="10800" draw:text-areas="?f3 ?f4 ?f5 ?f6" draw:type="round-rectangle" draw:modifiers="6079.31769722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8" draw:layer="layout" svg:width="3.947cm" svg:height="1.361cm" svg:x="13.833cm" svg:y="10.968cm">
          <draw:text-box>
            <text:p text:style-name="P27"><text:span text:style-name="T6">буферный </text:span><text:span text:style-name="T20">кеш</text:span></text:p>
          </draw:text-box>
        </draw:frame>
        <draw:connector draw:style-name="gr8" draw:text-style-name="P12" draw:layer="layout" draw:type="curve" svg:x1="20.1cm" svg:y1="6.401cm" svg:x2="21.069cm" svg:y2="7.542cm" draw:start-shape="id19" draw:start-glue-point="2" draw:end-shape="id23" draw:end-glue-point="0" svg:d="M20100 6401c0 856 969 286 969 1141" svg:viewBox="0 0 970 1142">
          <text:p/>
        </draw:connector>
        <draw:connector draw:style-name="gr8" draw:text-style-name="P12" draw:layer="layout" draw:type="curve" svg:x1="20.1cm" svg:y1="6.401cm" svg:x2="24.669cm" svg:y2="7.542cm" draw:start-shape="id19" draw:start-glue-point="2" draw:end-shape="id25" draw:end-glue-point="0" svg:d="M20100 6401c0 856 4569 286 4569 1141" svg:viewBox="0 0 4570 1142">
          <text:p/>
        </draw:connector>
        <draw:connector draw:style-name="gr8" draw:text-style-name="P12" draw:layer="layout" draw:type="curve" svg:x1="20.1cm" svg:y1="6.401cm" svg:x2="22.869cm" svg:y2="7.542cm" draw:start-shape="id19" draw:start-glue-point="2" draw:end-shape="id24" draw:end-glue-point="0" svg:d="M20100 6401c0 856 2769 286 2769 1141" svg:viewBox="0 0 2770 1142">
          <text:p/>
        </draw:connector>
        <draw:custom-shape draw:style-name="gr17" draw:text-style-name="P22" draw:layer="layout" svg:width="0.613cm" svg:height="0.566cm" svg:x="18.002cm" svg:y="11.076cm">
          <text:p/>
          <draw:enhanced-geometry svg:viewBox="0 0 21600 21600" draw:type="rectangle" draw:enhanced-path="M 0 0 L 21600 0 21600 21600 0 21600 0 0 Z N"/>
        </draw:custom-shape>
        <draw:custom-shape draw:style-name="gr17" draw:text-style-name="P22" draw:layer="layout" svg:width="0.613cm" svg:height="0.566cm" svg:x="18.802cm" svg:y="11.076cm">
          <text:p/>
          <draw:enhanced-geometry svg:viewBox="0 0 21600 21600" draw:type="rectangle" draw:enhanced-path="M 0 0 L 21600 0 21600 21600 0 21600 0 0 Z N"/>
        </draw:custom-shape>
        <draw:custom-shape draw:style-name="gr17" draw:text-style-name="P22" draw:layer="layout" svg:width="0.613cm" svg:height="0.566cm" svg:x="19.602cm" svg:y="11.076cm">
          <text:p/>
          <draw:enhanced-geometry svg:viewBox="0 0 21600 21600" draw:type="rectangle" draw:enhanced-path="M 0 0 L 21600 0 21600 21600 0 21600 0 0 Z N"/>
        </draw:custom-shape>
        <draw:custom-shape draw:style-name="gr17" draw:text-style-name="P22" draw:layer="layout" svg:width="0.613cm" svg:height="0.566cm" svg:x="20.402cm" svg:y="11.076cm">
          <text:p/>
          <draw:enhanced-geometry svg:viewBox="0 0 21600 21600" draw:type="rectangle" draw:enhanced-path="M 0 0 L 21600 0 21600 21600 0 21600 0 0 Z N"/>
        </draw:custom-shape>
        <draw:custom-shape draw:style-name="gr27" draw:text-style-name="P35" xml:id="id35" draw:id="id35" draw:layer="layout" svg:width="0.613cm" svg:height="0.566cm" svg:x="21.202cm" svg:y="11.076cm">
          <text:p/>
          <draw:enhanced-geometry svg:viewBox="0 0 21600 21600" draw:type="rectangle" draw:enhanced-path="M 0 0 L 21600 0 21600 21600 0 21600 0 0 Z N"/>
        </draw:custom-shape>
        <draw:custom-shape draw:style-name="gr17" draw:text-style-name="P22" draw:layer="layout" svg:width="0.613cm" svg:height="0.566cm" svg:x="22.002cm" svg:y="11.076cm">
          <text:p/>
          <draw:enhanced-geometry svg:viewBox="0 0 21600 21600" draw:type="rectangle" draw:enhanced-path="M 0 0 L 21600 0 21600 21600 0 21600 0 0 Z N"/>
        </draw:custom-shape>
        <draw:custom-shape draw:style-name="gr17" draw:text-style-name="P22" draw:layer="layout" svg:width="0.613cm" svg:height="0.566cm" svg:x="22.802cm" svg:y="11.076cm">
          <text:p/>
          <draw:enhanced-geometry svg:viewBox="0 0 21600 21600" draw:type="rectangle" draw:enhanced-path="M 0 0 L 21600 0 21600 21600 0 21600 0 0 Z N"/>
        </draw:custom-shape>
        <draw:custom-shape draw:style-name="gr17" draw:text-style-name="P22" draw:layer="layout" svg:width="0.613cm" svg:height="0.566cm" svg:x="23.602cm" svg:y="11.076cm">
          <text:p/>
          <draw:enhanced-geometry svg:viewBox="0 0 21600 21600" draw:type="rectangle" draw:enhanced-path="M 0 0 L 21600 0 21600 21600 0 21600 0 0 Z N"/>
        </draw:custom-shape>
        <draw:custom-shape draw:style-name="gr3" draw:text-style-name="P12" xml:id="id34" draw:id="id34" draw:layer="layout" svg:width="0.2cm" svg:height="0.2cm" svg:x="16.904cm" svg:y="13.888cm">
          <text:p/>
          <draw:enhanced-geometry svg:viewBox="0 0 21600 21600" draw:type="rectangle" draw:enhanced-path="M 0 0 L 21600 0 21600 21600 0 21600 0 0 Z N"/>
        </draw:custom-shape>
        <draw:custom-shape draw:style-name="gr3" draw:text-style-name="P12" draw:layer="layout" svg:width="0.2cm" svg:height="0.2cm" svg:x="16.904cm" svg:y="13.888cm">
          <text:p/>
          <draw:enhanced-geometry svg:viewBox="0 0 21600 21600" draw:type="rectangle" draw:enhanced-path="M 0 0 L 21600 0 21600 21600 0 21600 0 0 Z N"/>
        </draw:custom-shape>
        <draw:custom-shape draw:style-name="gr4" draw:text-style-name="P12" xml:id="id33" draw:id="id33" draw:layer="layout" svg:width="0.508cm" svg:height="0.508cm" svg:x="16.733cm" svg:y="15.794cm">
          <text:p/>
          <draw:enhanced-geometry svg:viewBox="0 0 21600 21600" draw:type="rectangle" draw:enhanced-path="M 0 0 L 21600 0 21600 21600 0 21600 0 0 Z N"/>
        </draw:custom-shape>
        <draw:custom-shape draw:style-name="gr10" draw:text-style-name="P19" draw:layer="layout" svg:width="14.232cm" svg:height="5.1cm" svg:x="12.446cm" svg:y="13.243cm">
          <text:p text:style-name="P17"><text:span text:style-name="T16"><text:s/></text:span></text:p>
          <text:p text:style-name="P18"><text:span text:style-name="T17">ОС</text:span></text:p>
          <draw:enhanced-geometry svg:viewBox="0 0 21600 21600" draw:type="rectangle" draw:enhanced-path="M 0 0 L 21600 0 21600 21600 0 21600 0 0 Z N"/>
        </draw:custom-shape>
        <draw:custom-shape draw:style-name="gr31" draw:text-style-name="P25" draw:layer="layout" svg:width="10.421cm" svg:height="0.937cm" svg:x="14.277cm" svg:y="13.888cm">
          <text:p text:style-name="P24"><text:span text:style-name="T20">кеш</text:span></text:p>
          <draw:enhanced-geometry svg:viewBox="0 0 21600 21600" draw:path-stretchpoint-x="10800" draw:path-stretchpoint-y="10800" draw:text-areas="?f3 ?f4 ?f5 ?f6" draw:type="round-rectangle" draw:modifiers="6562.899786780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9" draw:layer="layout" svg:width="5.466cm" svg:height="2.436cm" svg:x="14.229cm" svg:y="15.445cm">
          <text:p/>
          <draw:enhanced-geometry svg:viewBox="0 0 88 21600" draw:glue-points="44 ?f6 44 0 0 10800 44 21600 88 10800" draw:text-areas="0 ?f6 88 ?f3" draw:type="can" draw:modifiers="6532.29380385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9" draw:layer="layout" svg:width="2.032cm" svg:height="2.436cm" svg:x="20.164cm" svg:y="15.446cm">
          <text:p/>
          <draw:enhanced-geometry svg:viewBox="0 0 88 21600" draw:glue-points="44 ?f6 44 0 0 10800 44 21600 88 10800" draw:text-areas="0 ?f6 88 ?f3" draw:type="can" draw:modifiers="5876.4054164956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30" draw:layer="layout" svg:width="2.032cm" svg:height="2.436cm" svg:x="22.664cm" svg:y="15.446cm">
          <text:p/>
          <draw:enhanced-geometry svg:viewBox="0 0 88 21600" draw:glue-points="44 ?f6 44 0 0 10800 44 21600 88 10800" draw:text-areas="0 ?f6 88 ?f3" draw:type="can" draw:modifiers="5982.765695527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1" draw:text-style-name="P31" xml:id="id26" draw:id="id26" draw:layer="layout" svg:width="0.236cm" svg:height="0.236cm" svg:x="17.74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27" draw:id="id27" draw:layer="layout" svg:width="0.236cm" svg:height="0.236cm" svg:x="17.369cm" svg:y="16.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28" draw:id="id28" draw:layer="layout" svg:width="0.236cm" svg:height="0.236cm" svg:x="18.113cm" svg:y="16.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29" draw:id="id29" draw:layer="layout" svg:width="0.236cm" svg:height="0.236cm" svg:x="17.184cm" svg:y="17.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30" draw:id="id30" draw:layer="layout" svg:width="0.236cm" svg:height="0.236cm" svg:x="17.556cm" svg:y="17.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31" draw:id="id31" draw:layer="layout" svg:width="0.236cm" svg:height="0.236cm" svg:x="17.927cm" svg:y="17.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32" draw:id="id32" draw:layer="layout" svg:width="0.236cm" svg:height="0.236cm" svg:x="18.3cm" svg:y="1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31" draw:layer="layout" draw:type="line" svg:x1="17.774cm" svg:y1="16.62cm" svg:x2="17.571cm" svg:y2="16.918cm" draw:start-shape="id26" draw:start-glue-point="7" draw:end-shape="id27" draw:end-glue-point="11" svg:d="M17774 16620l-203 298" svg:viewBox="0 0 204 299">
              <text:p/>
            </draw:connector>
            <draw:connector draw:style-name="gr22" draw:text-style-name="P31" draw:layer="layout" draw:type="line" svg:x1="17.942cm" svg:y1="16.62cm" svg:x2="18.147cm" svg:y2="16.919cm" draw:start-shape="id26" draw:start-glue-point="9" draw:end-shape="id28" draw:end-glue-point="5" svg:d="M17942 16620l205 299" svg:viewBox="0 0 206 300">
              <text:p/>
            </draw:connector>
            <draw:connector draw:style-name="gr22" draw:text-style-name="P31" draw:layer="layout" draw:type="line" svg:x1="17.487cm" svg:y1="17.12cm" svg:x2="17.302cm" svg:y2="17.349cm" draw:start-shape="id27" draw:start-glue-point="8" draw:end-shape="id29" draw:end-glue-point="4" svg:d="M17487 17120l-185 229" svg:viewBox="0 0 186 230">
              <text:p/>
            </draw:connector>
            <draw:connector draw:style-name="gr22" draw:text-style-name="P31" draw:layer="layout" draw:type="line" svg:x1="17.487cm" svg:y1="17.12cm" svg:x2="17.674cm" svg:y2="17.349cm" draw:start-shape="id27" draw:start-glue-point="8" draw:end-shape="id30" svg:d="M17487 17120l187 229" svg:viewBox="0 0 188 230">
              <text:p/>
            </draw:connector>
            <draw:connector draw:style-name="gr22" draw:text-style-name="P31" draw:layer="layout" draw:type="line" svg:x1="18.231cm" svg:y1="17.121cm" svg:x2="18.045cm" svg:y2="17.349cm" draw:start-shape="id28" draw:end-shape="id31" draw:end-glue-point="4" svg:d="M18231 17121l-186 228" svg:viewBox="0 0 187 229">
              <text:p/>
            </draw:connector>
            <draw:connector draw:style-name="gr22" draw:text-style-name="P31" draw:layer="layout" draw:type="line" svg:x1="18.231cm" svg:y1="17.121cm" svg:x2="18.418cm" svg:y2="17.35cm" draw:start-shape="id28" draw:start-glue-point="8" draw:end-shape="id32" draw:end-glue-point="4" svg:d="M18231 17121l187 229" svg:viewBox="0 0 188 230">
              <text:p/>
            </draw:connector>
          </draw:g>
          <draw:g>
            <draw:custom-shape draw:style-name="gr23" draw:text-style-name="P32" draw:layer="layout" svg:width="1.486cm" svg:height="0.171cm" svg:x="15.389cm" svg:y="16.431cm">
              <text:p/>
              <draw:enhanced-geometry svg:viewBox="0 0 21600 21600" draw:type="rectangle" draw:enhanced-path="M 0 0 L 21600 0 21600 21600 0 21600 0 0 Z N"/>
            </draw:custom-shape>
            <draw:custom-shape draw:style-name="gr24" draw:text-style-name="P33" draw:layer="layout" svg:width="1.486cm" svg:height="1.106cm" svg:x="15.389cm" svg:y="16.431cm">
              <text:p/>
              <draw:enhanced-geometry svg:viewBox="0 0 21600 21600" draw:type="rectangle" draw:enhanced-path="M 0 0 L 21600 0 21600 21600 0 21600 0 0 Z N"/>
            </draw:custom-shape>
            <draw:custom-shape draw:style-name="gr25" draw:text-style-name="P34" draw:layer="layout" svg:width="0.371cm" svg:height="1.106cm" svg:x="15.389cm" svg:y="16.431cm">
              <text:p/>
              <draw:enhanced-geometry svg:viewBox="0 0 21600 21600" draw:type="rectangle" draw:enhanced-path="M 0 0 L 21600 0 21600 21600 0 21600 0 0 Z N"/>
            </draw:custom-shape>
            <draw:custom-shape draw:style-name="gr25" draw:text-style-name="P34" draw:layer="layout" svg:width="0.372cm" svg:height="1.106cm" svg:x="15.76cm" svg:y="16.431cm">
              <text:p/>
              <draw:enhanced-geometry svg:viewBox="0 0 21600 21600" draw:type="rectangle" draw:enhanced-path="M 0 0 L 21600 0 21600 21600 0 21600 0 0 Z N"/>
            </draw:custom-shape>
            <draw:custom-shape draw:style-name="gr25" draw:text-style-name="P34" draw:layer="layout" svg:width="0.371cm" svg:height="1.106cm" svg:x="16.132cm" svg:y="16.431cm">
              <text:p/>
              <draw:enhanced-geometry svg:viewBox="0 0 21600 21600" draw:type="rectangle" draw:enhanced-path="M 0 0 L 21600 0 21600 21600 0 21600 0 0 Z N"/>
            </draw:custom-shape>
            <draw:custom-shape draw:style-name="gr25" draw:text-style-name="P34" draw:layer="layout" svg:width="0.372cm" svg:height="1.106cm" svg:x="16.503cm" svg:y="16.431cm">
              <text:p/>
              <draw:enhanced-geometry svg:viewBox="0 0 21600 21600" draw:type="rectangle" draw:enhanced-path="M 0 0 L 21600 0 21600 21600 0 21600 0 0 Z N"/>
            </draw:custom-shape>
          </draw:g>
        </draw:g>
        <draw:connector draw:style-name="gr30" draw:text-style-name="P21" draw:layer="layout" draw:type="curve" svg:x1="16.987cm" svg:y1="15.794cm" svg:x2="16.987cm" svg:y2="14.825cm" draw:start-shape="id33" draw:start-glue-point="0" svg:d="M16987 15794v-969" svg:viewBox="0 0 1 970">
          <text:p/>
        </draw:connector>
        <draw:connector draw:style-name="gr30" draw:text-style-name="P21" draw:layer="layout" draw:type="curve" svg:x1="17.004cm" svg:y1="13.888cm" svg:x2="21.508cm" svg:y2="11.642cm" draw:start-shape="id34" draw:start-glue-point="0" draw:end-shape="id35" svg:d="M17004 13888c0-1684 4504-562 4504-2246" svg:viewBox="0 0 4505 2247">
          <text:p/>
        </draw:connector>
        <presentation:notes draw:style-name="dp2">
          <draw:page-thumbnail draw:style-name="gr2" draw:layer="layout" svg:width="14.848cm" svg:height="11.136cm" svg:x="3.075cm" svg:y="2.257cm" draw:page-number="4" presentation:class="page"/>
          <draw:frame presentation:style-name="pr5" draw:text-style-name="P40" draw:layer="layout" svg:width="16.799cm" svg:height="13.364cm" svg:x="2.1cm" svg:y="14.107cm" presentation:class="notes" presentation:user-transformed="true">
            <draw:text-box>
              <text:p text:style-name="P39"><text:span text:style-name="T6">Размер буферного кеша обычно не так велик, чтобы база данных помещалась в него целиком. Его ограничивают и доступная оперативная память, и возрастающие при его увеличении накладные расходы. Поэтому при чтении очередной страницы рано или поздно окажется, что место в буферном кеше закончилось. В этом случае применяется </text:span><text:span text:style-name="T22">вытеснение </text:span><text:span text:style-name="T6">страниц.</text:span></text:p>
              <text:p text:style-name="P39"><text:span text:style-name="T6">Алгоритм вытеснения выбирает в кеше страницу, которая в последнее время использовалась реже других. Если выбранный буфер оказался грязным, страница записывается на диск, чтобы не потерять сделанные в ней изменения. Затем в освободившийся буфер читается новая страница.</text:span></text:p>
              <text:p text:style-name="P39"><text:span text:style-name="T6">Такой алгоритм вытеснения называется LRU — Least Recently Used.</text:span><text:span text:style-name="T6"><text:line-break/></text:span><text:span text:style-name="T6">Он сохраняет в кеше данные, с которыми происходит активная работа. Таких «горячих» данных обычно не слишком много, и при достаточном объеме буферного кеша получается существенно сократить количество обращений к ОС (и дисковых операций).</text:span></text:p>
              <text:p text:style-name="P39"><text:span text:style-name="T6"/></text:p>
            </draw:text-box>
          </draw:frame>
        </presentation:notes>
      </draw:page>
      <draw:page draw:name="page5"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2" draw:text-style-name="P42" draw:layer="layout" svg:width="17.893cm" svg:height="11.728cm" svg:x="5.054cm" svg:y="6.182cm">
          <draw:image xlink:href="Pictures/10000001000001B9000001219F9F77CFE0FDB8A0.png" xlink:type="simple" xlink:show="embed" xlink:actuate="onLoad" draw:mime-type="image/png">
            <text:p text:style-name="P1"><text:span text:style-name="T23"/></text:p>
            <text:p text:style-name="P1"><text:span text:style-name="T23"/></text:p>
            <text:p text:style-name="P1"><text:span text:style-name="T23"/></text:p>
            <text:p text:style-name="P1"><text:span text:style-name="T23"><text:s text:c="11"/></text:span><text:span text:style-name="T23">$ psql</text:span></text:p>
            <text:p text:style-name="P1"><text:span text:style-name="T23"><text:s text:c="11"/></text:span><text:span text:style-name="T23">postgres=#</text:span></text:p>
          </draw:image>
        </draw:frame>
        <presentation:notes draw:style-name="dp2">
          <draw:page-thumbnail draw:style-name="gr2" draw:layer="layout" svg:width="14.848cm" svg:height="11.136cm" svg:x="3.075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Журнал</text:span> предзаписи (WAL)</text:p>
          </draw:text-box>
        </draw:frame>
        <draw:frame presentation:style-name="pr4" draw:text-style-name="P43" draw:layer="layout" svg:width="25.6cm" svg:height="14.504cm" svg:x="1.2cm" svg:y="4.8cm" presentation:class="outline" presentation:user-transformed="true">
          <draw:text-box>
            <text:list text:style-name="L3">
              <text:list-header>
                <text:p text:style-name="P9"><text:span text:style-name="T11">Проблема: при сбое теряются данные из оперативной памяти, не записанные на диск</text:span></text:p>
              </text:list-header>
              <text:list-item>
                <text:p text:style-name="P9"><text:span text:style-name="T11">Журнал</text:span></text:p>
                <text:list>
                  <text:list-item>
                    <text:p text:style-name="P13"><text:span text:style-name="T24">поток информации о выполняемых действиях,</text:span><text:span text:style-name="T24"><text:line-break/></text:span><text:span text:style-name="T24">позволяющий повторно выполнить потерянные</text:span><text:span text:style-name="T25"> при сбое</text:span><text:span text:style-name="T24"> операции</text:span></text:p>
                  </text:list-item>
                  <text:list-item>
                    <text:p text:style-name="P14"><text:span text:style-name="T24">запись попадает на диск раньше, чем измененные данные</text:span></text:p>
                  </text:list-item>
                </text:list>
              </text:list-item>
              <text:list-item>
                <text:p text:style-name="P9"><text:span text:style-name="T26">Журнал защищает</text:span></text:p>
                <text:list>
                  <text:list-item>
                    <text:p text:style-name="P13"><text:span text:style-name="T24">страницы таблиц, индексов и других объектов</text:span></text:p>
                  </text:list-item>
                  <text:list-item>
                    <text:p text:style-name="P14"><text:span text:style-name="T24">статус транзакций (clog)</text:span></text:p>
                  </text:list-item>
                </text:list>
              </text:list-item>
              <text:list-item>
                <text:p text:style-name="P9"><text:span text:style-name="T26">Журнал не защищает</text:span></text:p>
                <text:list>
                  <text:list-item>
                    <text:p><text:span text:style-name="T24">временные и нежурналируемые таблицы</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6" draw:text-style-name="P40" draw:layer="layout" svg:width="16.799cm" svg:height="14.876cm" svg:x="2.1cm" svg:y="14.107cm" presentation:class="notes" presentation:user-transformed="true">
            <draw:text-box>
              <text:p text:style-name="P39"><text:span text:style-name="T6">Наличие буферного кеша (и других буферов в оперативной памяти) увеличивает производительность, но уменьшает надежность.</text:span><text:span text:style-name="T6"><text:line-break/></text:span><text:span text:style-name="T6">В случае сбоя в СУБД содержимое буферного кеша потеряется.</text:span><text:span text:style-name="T6"><text:line-break/></text:span><text:span text:style-name="T6">Если сбой произойдет в операционной системе или на аппаратном уровне, то пропадет содержимое и буферов ОС (но с этим справляется сама операционная система).</text:span></text:p>
              <text:p text:style-name="P39"><text:span text:style-name="T6">Для обеспечения надежности PostgreSQL использует журналирование. При выполнении любой операции формируется запись, содержащая минимально необходимую информацию для того, чтобы операцию можно было выполнить повторно. Такая запись должна попасть на диск (или другой энергонезависимый накопитель) раньше, чем будут записаны изменяемые операцией данные (поэтому журнал</text:span><text:span text:style-name="T6"><text:line-break/></text:span><text:span text:style-name="T6">и называется </text:span><text:span text:style-name="T22">журналом предзаписи</text:span><text:span text:style-name="T27">, write-ahead log</text:span><text:span text:style-name="T6">).</text:span></text:p>
              <text:p text:style-name="P39"><text:span text:style-name="T6">Файлы журнала располагаются в каталоге PGDATA/pg_wal.</text:span></text:p>
              <text:p text:style-name="P39"><text:span text:style-name="T6">Журнал защищает все объекты, работа с которыми ведется</text:span><text:span text:style-name="T6"><text:line-break/></text:span><text:span text:style-name="T6">в оперативной памяти: таблицы, индексы и другие объекты, статус транзакций.</text:span></text:p>
              <text:p text:style-name="P39"><text:span text:style-name="T6">В журнал не попадают данные о </text:span><text:span text:style-name="T22">временных таблицах</text:span><text:span text:style-name="T6"> (такие таблицы доступны только создавшему их пользователю и только на время сеанса или транзакции) и о </text:span><text:span text:style-name="T22">нежурналируемых таблицах</text:span><text:span text:style-name="T6"> (такие таблицы ничем не отличаются от обычных, кроме того, что не защищены журналом). В случае сбоя нежурналируемые таблицы просто очищаются, зато работа с ними происходит быстрее.</text:span></text:p>
              <text:p text:style-name="P39"><text:span text:style-name="T28"><text:a xlink:href="https://postgrespro.ru/docs/postgresql/16/wal-intro" xlink:type="simple">https://postgrespro.ru/docs/postgresql/16/wal-intro</text:a></text:span></text:p>
            </draw:text-box>
          </draw:frame>
        </presentation:notes>
      </draw:page>
      <draw:page draw:name="page7"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2" draw:text-style-name="P42" draw:layer="layout" svg:width="17.893cm" svg:height="11.728cm" svg:x="5.054cm" svg:y="6.182cm">
          <draw:image xlink:href="Pictures/10000001000001B9000001219F9F77CFE0FDB8A0.png" xlink:type="simple" xlink:show="embed" xlink:actuate="onLoad" draw:mime-type="image/png">
            <text:p text:style-name="P1"><text:span text:style-name="T23"/></text:p>
            <text:p text:style-name="P1"><text:span text:style-name="T23"/></text:p>
            <text:p text:style-name="P1"><text:span text:style-name="T23"/></text:p>
            <text:p text:style-name="P1"><text:span text:style-name="T23"><text:s text:c="11"/></text:span><text:span text:style-name="T23">$ psql</text:span></text:p>
            <text:p text:style-name="P1"><text:span text:style-name="T23"><text:s text:c="11"/></text:span><text:span text:style-name="T23">postgres=#</text:span></text:p>
          </draw:image>
        </draw:frame>
        <presentation:notes draw:style-name="dp2">
          <draw:page-thumbnail draw:style-name="gr2" draw:layer="layout" svg:width="14.848cm" svg:height="11.136cm" svg:x="3.075cm" svg:y="2.257cm" draw:page-number="7" presentation:class="page"/>
          <draw:frame presentation:style-name="pr5" draw:text-style-name="P11" draw:layer="layout" svg:width="16.799cm" svg:height="13.364cm" svg:x="2.1cm" svg:y="14.107cm" presentation:class="notes" presentation:placeholder="true">
            <draw:text-box/>
          </draw:frame>
        </presentation:notes>
      </draw:page>
      <draw:page draw:name="page8"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Контрольная точка</text:span></text:p>
          </draw:text-box>
        </draw:frame>
        <draw:frame presentation:style-name="pr4" draw:text-style-name="P8" draw:layer="layout" svg:width="25.6cm" svg:height="14.504cm" svg:x="1.2cm" svg:y="4.8cm" presentation:class="outline" presentation:user-transformed="true">
          <draw:text-box>
            <text:list text:style-name="L3">
              <text:list-header>
                <text:p text:style-name="P9"><text:span text:style-name="T12">Периодический сброс всех грязных буферов на диск</text:span></text:p>
                <text:list>
                  <text:list-item>
                    <text:p text:style-name="P13"><text:span text:style-name="T13">гарантирует попадание на диск всех изменений до контрольной точки</text:span></text:p>
                  </text:list-item>
                  <text:list-item>
                    <text:p text:style-name="P14"><text:span text:style-name="T13">ограничивает размер журнала, необходимого для восстановления</text:span></text:p>
                  </text:list-item>
                </text:list>
              </text:list-header>
              <text:list-item>
                <text:p text:style-name="P9"><text:span text:style-name="T12">Восстановление при сбое</text:span></text:p>
                <text:list>
                  <text:list-item>
                    <text:p text:style-name="P13"><text:span text:style-name="T15">начинается с последней контрольной точки</text:span></text:p>
                  </text:list-item>
                  <text:list-item>
                    <text:p text:style-name="P14"><text:span text:style-name="T15">последовательно проигрываются записи, если изменений нет на диске</text:span></text:p>
                  </text:list-item>
                </text:list>
              </text:list-item>
            </text:list>
          </draw:text-box>
        </draw:frame>
        <draw:line draw:style-name="gr33" draw:text-style-name="P44" draw:layer="layout" svg:x1="1.224cm" svg:y1="17.634cm" svg:x2="24.384cm" svg:y2="17.634cm">
          <text:p/>
        </draw:line>
        <draw:line draw:style-name="gr34" draw:text-style-name="P44" draw:layer="layout" svg:x1="2.794cm" svg:y1="17.64cm" svg:x2="10.294cm" svg:y2="17.634cm">
          <text:p/>
        </draw:line>
        <draw:frame draw:style-name="gr35" draw:text-style-name="P45" draw:layer="layout" svg:width="1.226cm" svg:height="0.886cm" svg:x="24.324cm" svg:y="17.094cm">
          <draw:text-box>
            <text:p><text:span text:style-name="T17">xid</text:span></text:p>
          </draw:text-box>
        </draw:frame>
        <draw:frame draw:style-name="gr36" draw:text-style-name="P46" draw:layer="layout" svg:width="4.79cm" svg:height="1.02cm" svg:x="2.625cm" svg:y="17.794cm">
          <draw:text-box>
            <text:p><text:span text:style-name="T6">контрольная точка</text:span></text:p>
          </draw:text-box>
        </draw:frame>
        <draw:line draw:style-name="gr34" draw:text-style-name="P44" draw:layer="layout" svg:x1="11.546cm" svg:y1="17.634cm" svg:x2="19.546cm" svg:y2="17.634cm">
          <text:p/>
        </draw:line>
        <draw:frame draw:style-name="gr36" draw:text-style-name="P46" draw:layer="layout" svg:width="4.79cm" svg:height="1.02cm" svg:x="11.425cm" svg:y="17.79cm">
          <draw:text-box>
            <text:p><text:span text:style-name="T6">контрольная точка</text:span></text:p>
          </draw:text-box>
        </draw:frame>
        <draw:frame draw:style-name="gr37" draw:text-style-name="P44" draw:layer="layout" svg:width="0.853cm" svg:height="0.853cm" svg:x="20.602cm" svg:y="17.197cm">
          <draw:image xlink:href="Pictures/1000042100000B0F00000B0FB132F1B118EFDC5A.svg" xlink:type="simple" xlink:show="embed" xlink:actuate="onLoad" draw:mime-type="image/svg+xml">
            <text:p/>
          </draw:image>
          <draw:image xlink:href="Pictures/100000010000006B0000006B57A300C037F1BF36.png" xlink:type="simple" xlink:show="embed" xlink:actuate="onLoad" draw:mime-type="image/png"/>
        </draw:frame>
        <draw:frame draw:style-name="gr38" draw:text-style-name="P46" draw:layer="layout" svg:width="1.586cm" svg:height="1.02cm" svg:x="20.225cm" svg:y="17.79cm">
          <draw:text-box>
            <text:p><text:span text:style-name="T6">сбой</text:span></text:p>
          </draw:text-box>
        </draw:frame>
        <draw:custom-shape draw:style-name="gr39" draw:text-style-name="P44" draw:layer="layout" svg:width="0.675cm" svg:height="9.332cm" draw:transform="rotate (1.5707963267949) translate (11.75cm 17.134cm)">
          <text:p/>
          <draw:enhanced-geometry svg:viewBox="0 0 21600 21600" draw:glue-points="0 0 0 21600 21600 10800" draw:text-areas="0 ?f9 7800 ?f10" draw:type="right-brace" draw:modifiers="1077.96610169492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0" draw:text-style-name="P47" draw:layer="layout" svg:width="7.483cm" svg:height="1.02cm" svg:x="12.7cm" svg:y="15.648cm">
          <draw:text-box>
            <text:p text:style-name="P12"><text:span text:style-name="T6">необходимые файлы журнала</text:span></text:p>
          </draw:text-box>
        </draw:frame>
        <draw:line draw:style-name="gr41" draw:text-style-name="P44" draw:layer="layout" svg:x1="11.75cm" svg:y1="17.632cm" svg:x2="11.75cm" svg:y2="15cm">
          <text:p/>
        </draw:line>
        <draw:frame draw:style-name="gr42" draw:text-style-name="P48" draw:layer="layout" svg:width="4.21cm" svg:height="1.361cm" svg:x="11.424cm" svg:y="13.649cm">
          <draw:text-box>
            <text:p text:style-name="P1"><text:span text:style-name="T6">начало</text:span></text:p>
            <text:p text:style-name="P1"><text:span text:style-name="T6">восстановления</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9" draw:text-style-name="P40" draw:layer="layout" svg:width="16.799cm" svg:height="15.431cm" svg:x="2.1cm" svg:y="14.107cm" presentation:class="notes" presentation:user-transformed="true">
            <draw:text-box>
              <text:p text:style-name="P39"><text:span text:style-name="T6">Когда сервер PostgreSQL запускается после сбоя, он входит в режим восстановления. Информация на диске в это время несогласованна: изменения «горячих» страниц пропали, поскольку эти страницы все еще находились в кеше, а более поздние изменения уже были сброшены на диск.</text:span></text:p>
              <text:p text:style-name="P39"><text:span text:style-name="T6">Чтобы восстановить согласованность, PostgreSQL читает WAL и после-довательно проигрывает каждую его запись, если соответствующее изменение не попало на диск. Таким образом восстанавливается работа всех транзакций. Транзакции, запись о фиксации которых не успела попасть в журнал, считаются оборванными.</text:span></text:p>
              <text:p text:style-name="P39"><text:span text:style-name="T6">Однако объем журнала за время работы сервера мог бы достигнуть гигантских размеров. Хранить его целиком и просматривать при сбое совершенно не реально. Поэтому СУБД периодически выполняет контрольную точку (КТ): принудительно сбрасывает на диск все грязные буферы (включая буферы clog, хранящие состояние транзакций).</text:span></text:p>
              <text:p text:style-name="P39"><text:span text:style-name="T29">Собственно «точка» — это момент начала записи буферов, которые были грязными на этот момент. Но точка считается выполненной только после того, как все такие буферы записаны. Это гарантирует, что все изменения, сделанные до момента КТ, находятся на диске.</text:span></text:p>
              <text:p text:style-name="P39"><text:span text:style-name="T29">В реальных системах с большим буферным кешем КТ может сбрасывать много грязных буферов, поэтому сервер распределяет процесс записи по времени, чтобы сгладить нагрузку на ввод-вывод</text:span><text:span text:style-name="T6">.</text:span></text:p>
              <text:p text:style-name="P39"><text:span text:style-name="T29">Восстановление после сбоя начинается с </text:span><text:span text:style-name="T6">момента последней завершенной КТ, что позволяет хранить только файлы журнала, записанные после нее.</text:span></text:p>
            </draw:text-box>
          </draw:frame>
        </presentation:notes>
      </draw:page>
      <draw:page draw:name="page9"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32" draw:text-style-name="P42" draw:layer="layout" svg:width="17.893cm" svg:height="11.728cm" svg:x="5.054cm" svg:y="6.182cm">
          <draw:image xlink:href="Pictures/10000001000001B9000001219F9F77CFE0FDB8A0.png" xlink:type="simple" xlink:show="embed" xlink:actuate="onLoad" draw:mime-type="image/png">
            <text:p text:style-name="P1"><text:span text:style-name="T23"/></text:p>
            <text:p text:style-name="P1"><text:span text:style-name="T23"/></text:p>
            <text:p text:style-name="P1"><text:span text:style-name="T23"/></text:p>
            <text:p text:style-name="P1"><text:span text:style-name="T23"><text:s text:c="11"/></text:span><text:span text:style-name="T23">$ psql</text:span></text:p>
            <text:p text:style-name="P1"><text:span text:style-name="T23"><text:s text:c="11"/></text:span><text:span text:style-name="T23">postgres=#</text:span></text:p>
          </draw:image>
        </draw:frame>
        <presentation:notes draw:style-name="dp2">
          <draw:page-thumbnail draw:style-name="gr2" draw:layer="layout" svg:width="14.848cm" svg:height="11.136cm" svg:x="3.075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Производительность</text:span></text:p>
          </draw:text-box>
        </draw:frame>
        <draw:frame presentation:style-name="pr4" draw:text-style-name="P8" draw:layer="layout" svg:width="25.6cm" svg:height="14.504cm" svg:x="1.2cm" svg:y="4.8cm" presentation:class="outline" presentation:user-transformed="true">
          <draw:text-box>
            <text:list text:style-name="L3">
              <text:list-item>
                <text:p text:style-name="P9"><text:span text:style-name="T12">Синхронный режим</text:span></text:p>
                <text:list>
                  <text:list-item>
                    <text:p text:style-name="P13"><text:span text:style-name="T13">запись при фиксации</text:span></text:p>
                  </text:list-item>
                  <text:list-item>
                    <text:p text:style-name="P14"><text:span text:style-name="T13">обслуживающий процесс</text:span></text:p>
                  </text:list-item>
                </text:list>
              </text:list-item>
              <text:list-item>
                <text:p text:style-name="P9"><text:span text:style-name="T12">Асинхронный режим</text:span></text:p>
                <text:list>
                  <text:list-item>
                    <text:p text:style-name="P13"><text:span text:style-name="T13">фоновая запись</text:span></text:p>
                  </text:list-item>
                  <text:list-item>
                    <text:p text:style-name="P14"><text:span text:style-name="T13">walwriter</text:span></text:p>
                  </text:list-item>
                </text:list>
              </text:list-item>
              <text:list-item>
                <text:p text:style-name="P9"><text:span text:style-name="T12"/></text:p>
              </text:list-item>
            </text:list>
          </draw:text-box>
        </draw:frame>
        <draw:frame presentation:style-name="pr4" draw:text-style-name="P50" draw:layer="layout" svg:width="25.6cm" svg:height="14.504cm" svg:x="1.2cm" svg:y="3.801cm" presentation:class="outline" presentation:user-transformed="true">
          <draw:text-box>
            <text:list text:style-name="L3">
              <text:list-item>
                <text:p text:style-name="P9"><text:span text:style-name="T12"/></text:p>
              </text:list-item>
              <text:list-item>
                <text:p text:style-name="P9"><text:span text:style-name="T12"/></text:p>
              </text:list-item>
              <text:list-item>
                <text:p text:style-name="P9"><text:span text:style-name="T12"/></text:p>
              </text:list-item>
              <text:list-item>
                <text:p text:style-name="P9"><text:span text:style-name="T12"/></text:p>
              </text:list-item>
              <text:list-item>
                <text:p text:style-name="P9"><text:span text:style-name="T12"/></text:p>
              </text:list-item>
              <text:list-item>
                <text:p text:style-name="P9"><text:span text:style-name="T12"/></text:p>
              </text:list-item>
              <text:list-item>
                <text:p text:style-name="P9"><text:span text:style-name="T13"/></text:p>
              </text:list-item>
              <text:list-item>
                <text:p text:style-name="P49"><text:span text:style-name="T13"/></text:p>
              </text:list-item>
            </text:list>
          </draw:text-box>
        </draw:frame>
        <draw:custom-shape draw:style-name="gr5" draw:text-style-name="P19" draw:layer="layout" svg:width="14.232cm" svg:height="8.428cm" svg:x="12.446cm" svg:y="4.544cm">
          <text:p text:style-name="P17"><text:span text:style-name="T16"><text:s/></text:span></text:p>
          <text:p text:style-name="P18"><text:span text:style-name="T17">PostgreSQL</text:span></text:p>
          <draw:enhanced-geometry svg:viewBox="0 0 21600 21600" draw:type="rectangle" draw:enhanced-path="M 0 0 L 21600 0 21600 21600 0 21600 0 0 Z N"/>
        </draw:custom-shape>
        <draw:custom-shape draw:style-name="gr7" draw:text-style-name="P20" xml:id="id42" draw:id="id42" draw:layer="layout" svg:width="3.4cm" svg:height="1.2cm" svg:x="13.268cm" svg:y="7.898cm">
          <text:p/>
          <draw:enhanced-geometry svg:viewBox="0 0 21600 21600" draw:type="rectangle" draw:enhanced-path="M 0 0 L 21600 0 21600 21600 0 21600 0 0 Z N"/>
        </draw:custom-shape>
        <draw:custom-shape draw:style-name="gr7" draw:text-style-name="P20" xml:id="id40" draw:id="id40" draw:layer="layout" svg:width="3.4cm" svg:height="1.2cm" svg:x="13.068cm" svg:y="7.698cm">
          <text:p/>
          <draw:enhanced-geometry svg:viewBox="0 0 21600 21600" draw:type="rectangle" draw:enhanced-path="M 0 0 L 21600 0 21600 21600 0 21600 0 0 Z N"/>
        </draw:custom-shape>
        <draw:connector draw:style-name="gr8" draw:text-style-name="P12" draw:layer="layout" draw:type="curve" svg:x1="20.1cm" svg:y1="6.403cm" svg:x2="14.568cm" svg:y2="7.498cm" draw:start-shape="id36" draw:start-glue-point="2" draw:end-shape="id37" draw:end-glue-point="0" svg:d="M20100 6403c0 822-5532 275-5532 1095" svg:viewBox="0 0 5533 1096">
          <text:p/>
        </draw:connector>
        <draw:connector draw:style-name="gr9" draw:text-style-name="P21" draw:layer="layout" draw:type="line" svg:x1="14.568cm" svg:y1="10.298cm" svg:x2="14.568cm" svg:y2="8.698cm" draw:start-shape="id38" draw:start-glue-point="0" draw:end-shape="id37" draw:end-glue-point="2" svg:d="M14568 10298v-1600" svg:viewBox="0 0 1 1601">
          <text:p/>
        </draw:connector>
        <draw:connector draw:style-name="gr9" draw:text-style-name="P21" draw:layer="layout" draw:type="line" svg:x1="14.768cm" svg:y1="10.298cm" svg:x2="14.768cm" svg:y2="8.898cm" draw:start-shape="id39" draw:end-shape="id40" svg:d="M14768 10298v-1400" svg:viewBox="0 0 1 1401">
          <text:p/>
        </draw:connector>
        <draw:connector draw:style-name="gr9" draw:text-style-name="P21" draw:layer="layout" draw:type="line" svg:x1="14.968cm" svg:y1="10.298cm" svg:x2="14.968cm" svg:y2="9.098cm" draw:start-shape="id41" draw:end-shape="id42" svg:d="M14968 10298v-1200" svg:viewBox="0 0 1 1201">
          <text:p/>
        </draw:connector>
        <draw:custom-shape draw:style-name="gr6" draw:text-style-name="P19" xml:id="id37" draw:id="id37" draw:layer="layout" svg:width="3.4cm" svg:height="1.2cm" svg:x="12.868cm" svg:y="7.498cm">
          <text:p text:style-name="P17"><text:span text:style-name="T18">backend</text:span></text:p>
          <draw:enhanced-geometry svg:viewBox="0 0 21600 21600" draw:type="rectangle" draw:enhanced-path="M 0 0 L 21600 0 21600 21600 0 21600 0 0 Z N"/>
        </draw:custom-shape>
        <draw:custom-shape draw:style-name="gr6" draw:text-style-name="P19" xml:id="id36" draw:id="id36" draw:layer="layout" svg:width="3.4cm" svg:height="1.2cm" svg:x="18.4cm" svg:y="5.203cm">
          <text:p text:style-name="P17"><text:span text:style-name="T18">postmaster</text:span></text:p>
          <draw:enhanced-geometry svg:viewBox="0 0 21600 21600" draw:type="rectangle" draw:enhanced-path="M 0 0 L 21600 0 21600 21600 0 21600 0 0 Z N"/>
        </draw:custom-shape>
        <draw:custom-shape draw:style-name="gr43" draw:text-style-name="P19" xml:id="id43" draw:id="id43" draw:layer="layout" svg:width="3.556cm" svg:height="1.2cm" svg:x="20.32cm" svg:y="7.544cm">
          <text:p text:style-name="P17"><text:span text:style-name="T30">checkpointer</text:span></text:p>
          <draw:enhanced-geometry svg:viewBox="0 0 21600 21600" draw:type="rectangle" draw:enhanced-path="M 0 0 L 21600 0 21600 21600 0 21600 0 0 Z N"/>
        </draw:custom-shape>
        <draw:custom-shape draw:style-name="gr11" draw:text-style-name="P22" xml:id="id44" draw:id="id44" draw:layer="layout" svg:width="1.2cm" svg:height="1.2cm" svg:x="24.169cm" svg:y="7.544cm">
          <text:p/>
          <draw:enhanced-geometry svg:viewBox="0 0 21600 21600" draw:type="rectangle" draw:enhanced-path="M 0 0 L 21600 0 21600 21600 0 21600 0 0 Z N"/>
        </draw:custom-shape>
        <draw:connector draw:style-name="gr9" draw:text-style-name="P21" draw:layer="layout" draw:type="line" svg:x1="22.084cm" svg:y1="10.598cm" svg:x2="22.098cm" svg:y2="8.744cm" draw:end-shape="id43" svg:d="M22084 10598l14-1854" svg:viewBox="0 0 15 1855">
          <text:p/>
        </draw:connector>
        <draw:connector draw:style-name="gr9" draw:text-style-name="P21" draw:layer="layout" draw:type="line" svg:x1="24.769cm" svg:y1="10.598cm" svg:x2="24.769cm" svg:y2="8.744cm" draw:end-shape="id44" svg:d="M24769 10598v-1854" svg:viewBox="0 0 1 1855">
          <text:p/>
        </draw:connector>
        <draw:connector draw:style-name="gr8" draw:text-style-name="P12" draw:layer="layout" draw:type="curve" svg:x1="20.1cm" svg:y1="6.403cm" svg:x2="18.558cm" svg:y2="7.544cm" draw:start-shape="id36" draw:start-glue-point="2" draw:end-shape="id45" svg:d="M20100 6403c0 856-1542 286-1542 1141" svg:viewBox="0 0 1543 1142">
          <text:p/>
        </draw:connector>
        <draw:connector draw:style-name="gr8" draw:text-style-name="P12" draw:layer="layout" draw:type="curve" svg:x1="20.1cm" svg:y1="6.403cm" svg:x2="24.769cm" svg:y2="7.544cm" draw:start-shape="id36" draw:start-glue-point="2" draw:end-shape="id44" draw:end-glue-point="0" svg:d="M20100 6403c0 856 4669 286 4669 1141" svg:viewBox="0 0 4670 1142">
          <text:p/>
        </draw:connector>
        <draw:connector draw:style-name="gr8" draw:text-style-name="P12" draw:layer="layout" draw:type="curve" svg:x1="20.1cm" svg:y1="6.403cm" svg:x2="22.098cm" svg:y2="7.544cm" draw:start-shape="id36" draw:start-glue-point="2" draw:end-shape="id43" draw:end-glue-point="0" svg:d="M20100 6403c0 856 1998 286 1998 1141" svg:viewBox="0 0 1999 1142">
          <text:p/>
        </draw:connector>
        <draw:connector draw:style-name="gr9" draw:text-style-name="P21" draw:layer="layout" draw:type="line" svg:x1="18.558cm" svg:y1="10.298cm" svg:x2="18.558cm" svg:y2="8.744cm" draw:end-shape="id45" draw:end-glue-point="2" svg:d="M18558 10298v-1554" svg:viewBox="0 0 1 1555">
          <text:p/>
        </draw:connector>
        <draw:custom-shape draw:style-name="gr44" draw:text-style-name="P19" xml:id="id45" draw:id="id45" draw:layer="layout" svg:width="2.816cm" svg:height="1.2cm" svg:x="17.15cm" svg:y="7.544cm">
          <text:p text:style-name="P17"><text:span text:style-name="T30">walwriter</text:span></text:p>
          <draw:enhanced-geometry svg:viewBox="0 0 21600 21600" draw:type="rectangle" draw:enhanced-path="M 0 0 L 21600 0 21600 21600 0 21600 0 0 Z N"/>
        </draw:custom-shape>
        <draw:custom-shape draw:style-name="gr13" draw:text-style-name="P22" draw:layer="layout" svg:width="0.254cm" svg:height="0.436cm" svg:x="17.931cm" svg:y="10.298cm">
          <text:p/>
          <draw:enhanced-geometry svg:viewBox="0 0 21600 21600" draw:type="rectangle" draw:enhanced-path="M 0 0 L 21600 0 21600 21600 0 21600 0 0 Z N"/>
        </draw:custom-shape>
        <draw:custom-shape draw:style-name="gr13" draw:text-style-name="P22" xml:id="id38" draw:id="id38" draw:layer="layout" svg:width="0.254cm" svg:height="0.436cm" svg:x="14.441cm" svg:y="10.298cm">
          <text:p/>
          <draw:enhanced-geometry svg:viewBox="0 0 21600 21600" draw:type="rectangle" draw:enhanced-path="M 0 0 L 21600 0 21600 21600 0 21600 0 0 Z N"/>
        </draw:custom-shape>
        <draw:custom-shape draw:style-name="gr13" draw:text-style-name="P22" xml:id="id39" draw:id="id39" draw:layer="layout" svg:width="0.254cm" svg:height="0.436cm" svg:x="14.641cm" svg:y="10.298cm">
          <text:p/>
          <draw:enhanced-geometry svg:viewBox="0 0 21600 21600" draw:type="rectangle" draw:enhanced-path="M 0 0 L 21600 0 21600 21600 0 21600 0 0 Z N"/>
        </draw:custom-shape>
        <draw:custom-shape draw:style-name="gr13" draw:text-style-name="P22" xml:id="id41" draw:id="id41" draw:layer="layout" svg:width="0.254cm" svg:height="0.436cm" svg:x="14.841cm" svg:y="10.298cm">
          <text:p/>
          <draw:enhanced-geometry svg:viewBox="0 0 21600 21600" draw:type="rectangle" draw:enhanced-path="M 0 0 L 21600 0 21600 21600 0 21600 0 0 Z N"/>
        </draw:custom-shape>
        <draw:custom-shape draw:style-name="gr13" draw:text-style-name="P22" draw:layer="layout" svg:width="0.254cm" svg:height="0.436cm" svg:x="15.041cm" svg:y="10.298cm">
          <text:p/>
          <draw:enhanced-geometry svg:viewBox="0 0 21600 21600" draw:type="rectangle" draw:enhanced-path="M 0 0 L 21600 0 21600 21600 0 21600 0 0 Z N"/>
        </draw:custom-shape>
        <draw:custom-shape draw:style-name="gr13" draw:text-style-name="P22" draw:layer="layout" svg:width="0.254cm" svg:height="0.436cm" svg:x="15.241cm" svg:y="10.298cm">
          <text:p/>
          <draw:enhanced-geometry svg:viewBox="0 0 21600 21600" draw:type="rectangle" draw:enhanced-path="M 0 0 L 21600 0 21600 21600 0 21600 0 0 Z N"/>
        </draw:custom-shape>
        <draw:custom-shape draw:style-name="gr13" draw:text-style-name="P22" draw:layer="layout" svg:width="0.254cm" svg:height="0.436cm" svg:x="15.441cm" svg:y="10.298cm">
          <text:p/>
          <draw:enhanced-geometry svg:viewBox="0 0 21600 21600" draw:type="rectangle" draw:enhanced-path="M 0 0 L 21600 0 21600 21600 0 21600 0 0 Z N"/>
        </draw:custom-shape>
        <draw:custom-shape draw:style-name="gr13" draw:text-style-name="P22" draw:layer="layout" svg:width="0.254cm" svg:height="0.436cm" svg:x="15.641cm" svg:y="10.298cm">
          <text:p/>
          <draw:enhanced-geometry svg:viewBox="0 0 21600 21600" draw:type="rectangle" draw:enhanced-path="M 0 0 L 21600 0 21600 21600 0 21600 0 0 Z N"/>
        </draw:custom-shape>
        <draw:custom-shape draw:style-name="gr13" draw:text-style-name="P22" draw:layer="layout" svg:width="0.254cm" svg:height="0.436cm" svg:x="21.971cm" svg:y="10.298cm">
          <text:p/>
          <draw:enhanced-geometry svg:viewBox="0 0 21600 21600" draw:type="rectangle" draw:enhanced-path="M 0 0 L 21600 0 21600 21600 0 21600 0 0 Z N"/>
        </draw:custom-shape>
        <draw:custom-shape draw:style-name="gr13" draw:text-style-name="P22" draw:layer="layout" svg:width="0.254cm" svg:height="0.436cm" svg:x="24.938cm" svg:y="10.298cm">
          <text:p/>
          <draw:enhanced-geometry svg:viewBox="0 0 21600 21600" draw:type="rectangle" draw:enhanced-path="M 0 0 L 21600 0 21600 21600 0 21600 0 0 Z N"/>
        </draw:custom-shape>
        <draw:custom-shape draw:style-name="gr14" draw:text-style-name="P25" draw:layer="layout" svg:width="11.839cm" svg:height="2.237cm" svg:x="13.568cm" svg:y="9.989cm">
          <text:p text:style-name="P24"><text:span text:style-name="T6">общая</text:span><text:span text:style-name="T20"> </text:span><text:span text:style-name="T6">памят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5" draw:layer="layout" svg:width="7.49cm" svg:height="0.937cm" svg:x="17.402cm" svg:y="10.889cm">
          <text:p text:style-name="P24"><text:span text:style-name="T6">буферный</text:span><text:span text:style-name="T20"> кеш</text:span></text:p>
          <draw:enhanced-geometry svg:viewBox="0 0 21600 21600" draw:mirror-horizontal="false" draw:mirror-vertical="false" draw:path-stretchpoint-x="10800" draw:path-stretchpoint-y="10800" draw:text-areas="?f3 ?f4 ?f5 ?f6" draw:type="round-rectangle" draw:modifiers="6079.31769722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5" xml:id="id47" draw:id="id47" draw:layer="layout" svg:width="1.324cm" svg:height="0.937cm" svg:x="15.668cm" svg:y="10.889cm">
          <text:p text:style-name="P24"><text:span text:style-name="T20">clog</text:span></text:p>
          <draw:enhanced-geometry svg:viewBox="0 0 21600 21600" draw:mirror-horizontal="false" draw:mirror-vertical="false" draw:path-stretchpoint-x="10800" draw:path-stretchpoint-y="10800" draw:text-areas="?f3 ?f4 ?f5 ?f6" draw:type="round-rectangle" draw:modifiers="6079.31769722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5" xml:id="id56" draw:id="id56" draw:layer="layout" svg:width="1.324cm" svg:height="0.937cm" svg:x="14cm" svg:y="10.889cm">
          <text:p text:style-name="P24"><text:span text:style-name="T20">wal</text:span></text:p>
          <draw:enhanced-geometry svg:viewBox="0 0 21600 21600" draw:mirror-horizontal="false" draw:mirror-vertical="false" draw:path-stretchpoint-x="10800" draw:path-stretchpoint-y="10800" draw:text-areas="?f3 ?f4 ?f5 ?f6" draw:type="round-rectangle" draw:modifiers="6079.31769722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9" draw:layer="layout" svg:width="14.232cm" svg:height="5.1cm" svg:x="12.446cm" svg:y="13.243cm">
          <text:p text:style-name="P17"><text:span text:style-name="T16"><text:s/></text:span></text:p>
          <text:p text:style-name="P18"><text:span text:style-name="T17">ОС</text:span></text:p>
          <draw:enhanced-geometry svg:viewBox="0 0 21600 21600" draw:type="rectangle" draw:enhanced-path="M 0 0 L 21600 0 21600 21600 0 21600 0 0 Z N"/>
        </draw:custom-shape>
        <draw:custom-shape draw:style-name="gr20" draw:text-style-name="P30" draw:layer="layout" svg:width="2.032cm" svg:height="2.436cm" svg:x="22.659cm" svg:y="15.345cm">
          <text:p/>
          <draw:enhanced-geometry svg:viewBox="0 0 88 21600" draw:glue-points="44 ?f6 44 0 0 10800 44 21600 88 10800" draw:text-areas="0 ?f6 88 ?f3" draw:type="can" draw:modifiers="5982.765695527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1" xml:id="id55" draw:id="id55" draw:layer="layout" svg:width="0.894cm" svg:height="1.106cm" svg:x="14.215cm" svg:y="16.3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8" draw:text-style-name="P37" draw:layer="layout" svg:width="3.048cm" svg:height="1.27cm" svg:x="9.992cm" svg:y="15.849cm">
          <text:p text:style-name="P36"><text:span text:style-name="T21">журнал</text:span></text:p>
          <text:p text:style-name="P36"><text:span text:style-name="T21">WAL</text:span></text:p>
          <draw:enhanced-geometry svg:viewBox="0 0 21600 21600" draw:glue-points="10800 0 3160 3160 0 10800 3160 18440 10800 21600 18440 18440 21600 10800 18440 3160 ?f14 ?f15" draw:text-areas="3200 3200 18400 18400" draw:type="round-callout" draw:modifiers="29718.5962610692 16773.5641227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30" draw:text-style-name="P21" draw:layer="layout" draw:type="line" svg:x1="16.33cm" svg:y1="16.33cm" svg:x2="16.33cm" svg:y2="11.826cm" draw:start-shape="id46" draw:start-glue-point="6" draw:end-shape="id47" draw:end-glue-point="2" svg:d="M16330 16330v-4504" svg:viewBox="0 0 1 4505">
          <text:p/>
        </draw:connector>
        <draw:custom-shape draw:style-name="gr47" draw:text-style-name="P51" xml:id="id46" draw:id="id46" draw:layer="layout" svg:width="0.894cm" svg:height="1.106cm" svg:x="15.883cm" svg:y="16.3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8" draw:text-style-name="P37" draw:layer="layout" svg:width="3.048cm" svg:height="1.27cm" svg:x="16.503cm" svg:y="18.093cm">
          <text:p text:style-name="P36"><text:span text:style-name="T21">статус</text:span></text:p>
          <text:p text:style-name="P36"><text:span text:style-name="T21">транзакций</text:span></text:p>
          <text:p text:style-name="P36"><text:span text:style-name="T31"><text: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2.938668415874 -10910.46420141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29" draw:layer="layout" svg:width="3.942cm" svg:height="2.436cm" svg:x="17.845cm" svg:y="15.346cm">
          <text:p/>
          <draw:enhanced-geometry svg:viewBox="0 0 88 21600" draw:glue-points="44 ?f6 44 0 0 10800 44 21600 88 10800" draw:text-areas="0 ?f6 88 ?f3" draw:type="can" draw:modifiers="6532.29380385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 draw:text-style-name="P31" xml:id="id48" draw:id="id48" draw:layer="layout" svg:width="0.236cm" svg:height="0.236cm" svg:x="20.551cm" svg:y="1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49" draw:id="id49" draw:layer="layout" svg:width="0.236cm" svg:height="0.236cm" svg:x="20.18cm" svg:y="16.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50" draw:id="id50" draw:layer="layout" svg:width="0.236cm" svg:height="0.236cm" svg:x="20.924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51" draw:id="id51" draw:layer="layout" svg:width="0.236cm" svg:height="0.236cm" svg:x="19.995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52" draw:id="id52" draw:layer="layout" svg:width="0.236cm" svg:height="0.236cm" svg:x="20.367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53" draw:id="id53" draw:layer="layout" svg:width="0.236cm" svg:height="0.236cm" svg:x="20.738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54" draw:id="id54" draw:layer="layout" svg:width="0.236cm" svg:height="0.236cm" svg:x="21.111cm" svg:y="17.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31" draw:layer="layout" draw:type="line" svg:x1="20.585cm" svg:y1="16.521cm" svg:x2="20.382cm" svg:y2="16.819cm" draw:start-shape="id48" draw:start-glue-point="7" draw:end-shape="id49" draw:end-glue-point="11" svg:d="M20585 16521l-203 298" svg:viewBox="0 0 204 299">
            <text:p/>
          </draw:connector>
          <draw:connector draw:style-name="gr22" draw:text-style-name="P31" draw:layer="layout" draw:type="line" svg:x1="20.753cm" svg:y1="16.521cm" svg:x2="20.958cm" svg:y2="16.82cm" draw:start-shape="id48" draw:start-glue-point="9" draw:end-shape="id50" draw:end-glue-point="5" svg:d="M20753 16521l205 299" svg:viewBox="0 0 206 300">
            <text:p/>
          </draw:connector>
          <draw:connector draw:style-name="gr22" draw:text-style-name="P31" draw:layer="layout" draw:type="line" svg:x1="20.298cm" svg:y1="17.021cm" svg:x2="20.113cm" svg:y2="17.25cm" draw:start-shape="id49" draw:start-glue-point="8" draw:end-shape="id51" draw:end-glue-point="4" svg:d="M20298 17021l-185 229" svg:viewBox="0 0 186 230">
            <text:p/>
          </draw:connector>
          <draw:connector draw:style-name="gr22" draw:text-style-name="P31" draw:layer="layout" draw:type="line" svg:x1="20.298cm" svg:y1="17.021cm" svg:x2="20.485cm" svg:y2="17.25cm" draw:start-shape="id49" draw:start-glue-point="8" draw:end-shape="id52" svg:d="M20298 17021l187 229" svg:viewBox="0 0 188 230">
            <text:p/>
          </draw:connector>
          <draw:connector draw:style-name="gr22" draw:text-style-name="P31" draw:layer="layout" draw:type="line" svg:x1="21.042cm" svg:y1="17.022cm" svg:x2="20.856cm" svg:y2="17.25cm" draw:start-shape="id50" draw:end-shape="id53" draw:end-glue-point="4" svg:d="M21042 17022l-186 228" svg:viewBox="0 0 187 229">
            <text:p/>
          </draw:connector>
          <draw:connector draw:style-name="gr22" draw:text-style-name="P31" draw:layer="layout" draw:type="line" svg:x1="21.042cm" svg:y1="17.022cm" svg:x2="21.229cm" svg:y2="17.251cm" draw:start-shape="id50" draw:start-glue-point="8" draw:end-shape="id54" draw:end-glue-point="4" svg:d="M21042 17022l187 229" svg:viewBox="0 0 188 230">
            <text:p/>
          </draw:connector>
        </draw:g>
        <draw:g>
          <draw:custom-shape draw:style-name="gr23" draw:text-style-name="P32" draw:layer="layout" svg:width="1.486cm" svg:height="0.171cm" svg:x="18.3cm" svg:y="16.332cm">
            <text:p/>
            <draw:enhanced-geometry svg:viewBox="0 0 21600 21600" draw:type="rectangle" draw:enhanced-path="M 0 0 L 21600 0 21600 21600 0 21600 0 0 Z N"/>
          </draw:custom-shape>
          <draw:custom-shape draw:style-name="gr24" draw:text-style-name="P33" draw:layer="layout" svg:width="1.486cm" svg:height="1.106cm" svg:x="18.3cm" svg:y="16.332cm">
            <text:p/>
            <draw:enhanced-geometry svg:viewBox="0 0 21600 21600" draw:type="rectangle" draw:enhanced-path="M 0 0 L 21600 0 21600 21600 0 21600 0 0 Z N"/>
          </draw:custom-shape>
          <draw:custom-shape draw:style-name="gr25" draw:text-style-name="P34" draw:layer="layout" svg:width="0.371cm" svg:height="1.106cm" svg:x="18.3cm" svg:y="16.332cm">
            <text:p/>
            <draw:enhanced-geometry svg:viewBox="0 0 21600 21600" draw:type="rectangle" draw:enhanced-path="M 0 0 L 21600 0 21600 21600 0 21600 0 0 Z N"/>
          </draw:custom-shape>
          <draw:custom-shape draw:style-name="gr25" draw:text-style-name="P34" draw:layer="layout" svg:width="0.372cm" svg:height="1.106cm" svg:x="18.671cm" svg:y="16.332cm">
            <text:p/>
            <draw:enhanced-geometry svg:viewBox="0 0 21600 21600" draw:type="rectangle" draw:enhanced-path="M 0 0 L 21600 0 21600 21600 0 21600 0 0 Z N"/>
          </draw:custom-shape>
          <draw:custom-shape draw:style-name="gr25" draw:text-style-name="P34" draw:layer="layout" svg:width="0.371cm" svg:height="1.106cm" svg:x="19.043cm" svg:y="16.332cm">
            <text:p/>
            <draw:enhanced-geometry svg:viewBox="0 0 21600 21600" draw:type="rectangle" draw:enhanced-path="M 0 0 L 21600 0 21600 21600 0 21600 0 0 Z N"/>
          </draw:custom-shape>
          <draw:custom-shape draw:style-name="gr25" draw:text-style-name="P34" draw:layer="layout" svg:width="0.372cm" svg:height="1.106cm" svg:x="19.414cm" svg:y="16.332cm">
            <text:p/>
            <draw:enhanced-geometry svg:viewBox="0 0 21600 21600" draw:type="rectangle" draw:enhanced-path="M 0 0 L 21600 0 21600 21600 0 21600 0 0 Z N"/>
          </draw:custom-shape>
        </draw:g>
        <draw:connector draw:style-name="gr30" draw:text-style-name="P21" draw:layer="layout" draw:type="line" svg:x1="19.789cm" svg:y1="15.776cm" svg:x2="19.789cm" svg:y2="11.826cm" svg:d="M19789 15776v-3950" svg:viewBox="0 0 1 3951">
          <text:p/>
        </draw:connector>
        <draw:connector draw:style-name="gr49" draw:text-style-name="P21" draw:layer="layout" draw:type="line" svg:x1="14.662cm" svg:y1="16.33cm" svg:x2="14.662cm" svg:y2="11.826cm" draw:start-shape="id55" draw:start-glue-point="6" draw:end-shape="id56" draw:end-glue-point="2" svg:d="M14662 16330v-4504" svg:viewBox="0 0 1 4505">
          <text:p/>
        </draw:connector>
        <draw:custom-shape draw:style-name="gr50" draw:text-style-name="P37" draw:layer="layout" svg:width="1.621cm" svg:height="0.72cm" svg:x="12.6cm" svg:y="14.946cm">
          <text:p text:style-name="P36"><text:span text:style-name="T21">fsync</text:span></text:p>
          <draw:enhanced-geometry svg:viewBox="0 0 21600 21600" draw:glue-points="10800 0 3160 3160 0 10800 3160 18440 10800 21600 18440 18440 21600 10800 18440 3160 ?f14 ?f15" draw:text-areas="3200 3200 18400 18400" draw:type="round-callout" draw:modifiers="26873.4895191122 24026.6296809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25" draw:layer="layout" svg:width="10.421cm" svg:height="0.937cm" svg:x="14.273cm" svg:y="13.888cm">
          <text:p text:style-name="P24"><text:span text:style-name="T20">кеш</text:span></text:p>
          <draw:enhanced-geometry svg:viewBox="0 0 21600 21600" draw:mirror-horizontal="false" draw:mirror-vertical="false" draw:path-stretchpoint-x="10800" draw:path-stretchpoint-y="10800" draw:text-areas="?f3 ?f4 ?f5 ?f6" draw:type="round-rectangle" draw:modifiers="6562.899786780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0" presentation:class="page"/>
          <draw:frame presentation:style-name="pr10" draw:text-style-name="P40" draw:layer="layout" svg:width="16.799cm" svg:height="13.366cm" svg:x="2.1cm" svg:y="14.107cm" presentation:class="notes" presentation:user-transformed="true">
            <draw:text-box>
              <text:p text:style-name="P39"><text:span text:style-name="T6">Механизм журналирования более эффективен, чем работа напрямую</text:span><text:span text:style-name="T6"><text:line-break/></text:span><text:span text:style-name="T6">с диском без буферного кеша. Во-первых, размер журнальных записей меньше, чем размер целой страницы данных; во-вторых, журнал записывается строго последовательно (и обычно не читается, пока не случится сбой), с чем вполне справляются простые HDD-диски.</text:span></text:p>
              <text:p text:style-name="P39"><text:span text:style-name="T6">На эффективность можно также влиять настройкой. Если запись происходит сразу (синхронно), то гарантируется, что зафиксированная транзакция не пропадет. Но запись — довольно дорогая операция,</text:span><text:span text:style-name="T6"><text:line-break/></text:span><text:span text:style-name="T6">в течение которой обслуживающий процесс, выполняющий фиксацию, вынужден ждать. Чтобы журнальная запись не «застряла» в кеше операционной системы, выполняется системный вызов fsync: PostgreSQL полагается на то, что это гарантирует попадание данных</text:span><text:span text:style-name="T6"><text:line-break/></text:span><text:span text:style-name="T6">на энергонезависимый носитель.</text:span></text:p>
              <text:p text:style-name="P39"><text:span text:style-name="T6">Поэтому есть и режим отложенной (асинхронной) записи. В этом случае записи пишутся фоновым процессом walwriter постепенно, с небольшой задержкой. Надежность уменьшается, зато производительность увеличивается. Но и в этом случае после сбоя гарантируется восстановление согласованности.</text:span></text:p>
              <text:p text:style-name="P39"><text:span text:style-name="T6">На самом деле оба режима работают совместно. Журнальные записи долгой транзакции будут записываться асинхронно (чтобы освободить буферы WAL). А если при сбросе страницы данных окажется, что соответствующая журнальная запись еще не на диске, она тут же будет записана в синхронном режиме.</text:span></text:p>
            </draw:text-box>
          </draw:frame>
        </presentation:notes>
      </draw:page>
      <draw:page draw:name="page11" draw:style-name="dp1" draw:master-page-name="master" presentation:presentation-page-layout-name="AL1T1">
        <office:forms form:automatic-focus="false" form:apply-design-mode="false"/>
        <draw:custom-shape draw:style-name="gr13" draw:text-style-name="P22" xml:id="id69" draw:id="id69" draw:layer="layout" svg:width="0.254cm" svg:height="0.436cm" svg:x="18.127cm" svg:y="10.299cm">
          <text:p/>
          <draw:enhanced-geometry svg:viewBox="0 0 21600 21600" draw:type="rectangle" draw:enhanced-path="M 0 0 L 21600 0 21600 21600 0 21600 0 0 Z N"/>
        </draw:custom-shape>
        <draw:custom-shape draw:style-name="gr13" draw:text-style-name="P22" xml:id="id64" draw:id="id64" draw:layer="layout" svg:width="0.254cm" svg:height="0.436cm" svg:x="21.571cm" svg:y="10.299cm">
          <text:p/>
          <draw:enhanced-geometry svg:viewBox="0 0 21600 21600" draw:type="rectangle" draw:enhanced-path="M 0 0 L 21600 0 21600 21600 0 21600 0 0 Z N"/>
        </draw:custom-shape>
        <draw:custom-shape draw:style-name="gr13" draw:text-style-name="P22" xml:id="id66" draw:id="id66" draw:layer="layout" svg:width="0.254cm" svg:height="0.436cm" svg:x="24.819cm" svg:y="10.299cm">
          <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Основные процессы</text:span></text:p>
          </draw:text-box>
        </draw:frame>
        <draw:frame presentation:style-name="pr4" draw:text-style-name="P8" draw:layer="layout" svg:width="25.6cm" svg:height="14.504cm" svg:x="1.2cm" svg:y="4.8cm" presentation:class="outline" presentation:user-transformed="true">
          <draw:text-box>
            <text:list text:style-name="L3">
              <text:list-item>
                <text:p text:style-name="P9"><text:span text:style-name="T12">Запись журнала</text:span></text:p>
              </text:list-item>
              <text:list-item>
                <text:p text:style-name="P9"><text:span text:style-name="T12">Контрольная точка</text:span></text:p>
                <text:list>
                  <text:list-item>
                    <text:p text:style-name="P14"><text:span text:style-name="T13">сброс всех</text:span><text:span text:style-name="T13"><text:line-break/></text:span><text:span text:style-name="T13">грязных буферов</text:span></text:p>
                  </text:list-item>
                </text:list>
              </text:list-item>
              <text:list-item>
                <text:p text:style-name="P9"><text:span text:style-name="T12">Фоновая запись</text:span></text:p>
                <text:list>
                  <text:list-item>
                    <text:p text:style-name="P14"><text:span text:style-name="T15">сброс части</text:span><text:span text:style-name="T15"><text:line-break/></text:span><text:span text:style-name="T15">грязных буферов</text:span></text:p>
                  </text:list-item>
                </text:list>
              </text:list-item>
              <text:list-item>
                <text:p text:style-name="P9"><text:span text:style-name="T32">Обслуживающие процессы</text:span></text:p>
                <text:list>
                  <text:list-item>
                    <text:p text:style-name="P14"><text:span text:style-name="T15">сброс вытесняемого</text:span><text:span text:style-name="T15"><text:line-break/></text:span><text:span text:style-name="T15">грязного буфера</text:span></text:p>
                  </text:list-item>
                </text:list>
              </text:list-item>
              <text:list-item>
                <text:p><text:span text:style-name="T32"/></text:p>
              </text:list-item>
            </text:list>
          </draw:text-box>
        </draw:frame>
        <draw:frame presentation:style-name="pr4" draw:text-style-name="P50" draw:layer="layout" svg:width="25.6cm" svg:height="14.504cm" svg:x="1.2cm" svg:y="3.801cm" presentation:class="outline" presentation:user-transformed="true">
          <draw:text-box>
            <text:list text:style-name="L3">
              <text:list-item>
                <text:p text:style-name="P9"><text:span text:style-name="T12"/></text:p>
              </text:list-item>
              <text:list-item>
                <text:p text:style-name="P9"><text:span text:style-name="T12"/></text:p>
              </text:list-item>
              <text:list-item>
                <text:p text:style-name="P9"><text:span text:style-name="T12"/></text:p>
              </text:list-item>
              <text:list-item>
                <text:p text:style-name="P9"><text:span text:style-name="T12"/></text:p>
              </text:list-item>
              <text:list-item>
                <text:p text:style-name="P9"><text:span text:style-name="T12"/></text:p>
              </text:list-item>
              <text:list-item>
                <text:p text:style-name="P9"><text:span text:style-name="T12"/></text:p>
              </text:list-item>
              <text:list-item>
                <text:p text:style-name="P9"><text:span text:style-name="T13"/></text:p>
              </text:list-item>
              <text:list-item>
                <text:p text:style-name="P49"><text:span text:style-name="T13"/></text:p>
              </text:list-item>
            </text:list>
          </draw:text-box>
        </draw:frame>
        <draw:custom-shape draw:style-name="gr5" draw:text-style-name="P19" draw:layer="layout" svg:width="14.232cm" svg:height="8.428cm" svg:x="12.446cm" svg:y="4.545cm">
          <text:p text:style-name="P17"><text:span text:style-name="T16"><text:s/></text:span></text:p>
          <text:p text:style-name="P18"><text:span text:style-name="T17">PostgreSQL</text:span></text:p>
          <draw:enhanced-geometry svg:viewBox="0 0 21600 21600" draw:type="rectangle" draw:enhanced-path="M 0 0 L 21600 0 21600 21600 0 21600 0 0 Z N"/>
        </draw:custom-shape>
        <draw:custom-shape draw:style-name="gr7" draw:text-style-name="P20" xml:id="id63" draw:id="id63" draw:layer="layout" svg:width="3.4cm" svg:height="1.2cm" svg:x="13.268cm" svg:y="7.899cm">
          <text:p/>
          <draw:enhanced-geometry svg:viewBox="0 0 21600 21600" draw:type="rectangle" draw:enhanced-path="M 0 0 L 21600 0 21600 21600 0 21600 0 0 Z N"/>
        </draw:custom-shape>
        <draw:custom-shape draw:style-name="gr7" draw:text-style-name="P20" xml:id="id61" draw:id="id61" draw:layer="layout" svg:width="3.4cm" svg:height="1.2cm" svg:x="13.068cm" svg:y="7.699cm">
          <text:p/>
          <draw:enhanced-geometry svg:viewBox="0 0 21600 21600" draw:type="rectangle" draw:enhanced-path="M 0 0 L 21600 0 21600 21600 0 21600 0 0 Z N"/>
        </draw:custom-shape>
        <draw:connector draw:style-name="gr8" draw:text-style-name="P12" draw:layer="layout" draw:type="curve" svg:x1="20.1cm" svg:y1="6.404cm" svg:x2="14.568cm" svg:y2="7.499cm" draw:start-shape="id57" draw:start-glue-point="2" draw:end-shape="id58" draw:end-glue-point="0" svg:d="M20100 6404c0 822-5532 275-5532 1095" svg:viewBox="0 0 5533 1096">
          <text:p/>
        </draw:connector>
        <draw:connector draw:style-name="gr9" draw:text-style-name="P21" draw:layer="layout" draw:type="line" svg:x1="14.568cm" svg:y1="10.299cm" svg:x2="14.568cm" svg:y2="8.699cm" draw:start-shape="id59" draw:start-glue-point="0" draw:end-shape="id58" draw:end-glue-point="2" svg:d="M14568 10299v-1600" svg:viewBox="0 0 1 1601">
          <text:p/>
        </draw:connector>
        <draw:connector draw:style-name="gr9" draw:text-style-name="P21" draw:layer="layout" draw:type="line" svg:x1="14.768cm" svg:y1="10.299cm" svg:x2="14.768cm" svg:y2="8.899cm" draw:start-shape="id60" draw:end-shape="id61" svg:d="M14768 10299v-1400" svg:viewBox="0 0 1 1401">
          <text:p/>
        </draw:connector>
        <draw:connector draw:style-name="gr9" draw:text-style-name="P21" draw:layer="layout" draw:type="line" svg:x1="14.968cm" svg:y1="10.299cm" svg:x2="14.968cm" svg:y2="9.099cm" draw:start-shape="id62" draw:end-shape="id63" svg:d="M14968 10299v-1200" svg:viewBox="0 0 1 1201">
          <text:p/>
        </draw:connector>
        <draw:custom-shape draw:style-name="gr6" draw:text-style-name="P19" xml:id="id58" draw:id="id58" draw:layer="layout" svg:width="3.4cm" svg:height="1.2cm" svg:x="12.868cm" svg:y="7.499cm">
          <text:p text:style-name="P17"><text:span text:style-name="T18">backend</text:span></text:p>
          <draw:enhanced-geometry svg:viewBox="0 0 21600 21600" draw:type="rectangle" draw:enhanced-path="M 0 0 L 21600 0 21600 21600 0 21600 0 0 Z N"/>
        </draw:custom-shape>
        <draw:custom-shape draw:style-name="gr6" draw:text-style-name="P19" xml:id="id57" draw:id="id57" draw:layer="layout" svg:width="3.4cm" svg:height="1.2cm" svg:x="18.4cm" svg:y="5.204cm">
          <text:p text:style-name="P17"><text:span text:style-name="T18">postmaster</text:span></text:p>
          <draw:enhanced-geometry svg:viewBox="0 0 21600 21600" draw:type="rectangle" draw:enhanced-path="M 0 0 L 21600 0 21600 21600 0 21600 0 0 Z N"/>
        </draw:custom-shape>
        <draw:custom-shape draw:style-name="gr43" draw:text-style-name="P19" xml:id="id65" draw:id="id65" draw:layer="layout" svg:width="3.556cm" svg:height="1.2cm" svg:x="19.92cm" svg:y="7.545cm">
          <text:p text:style-name="P17"><text:span text:style-name="T30">checkpointer</text:span></text:p>
          <draw:enhanced-geometry svg:viewBox="0 0 21600 21600" draw:type="rectangle" draw:enhanced-path="M 0 0 L 21600 0 21600 21600 0 21600 0 0 Z N"/>
        </draw:custom-shape>
        <draw:custom-shape draw:style-name="gr51" draw:text-style-name="P19" xml:id="id67" draw:id="id67" draw:layer="layout" svg:width="2.293cm" svg:height="1.2cm" svg:x="23.8cm" svg:y="7.545cm">
          <text:p text:style-name="P17"><text:span text:style-name="T30">bgwriter</text:span></text:p>
          <draw:enhanced-geometry svg:viewBox="0 0 21600 21600" draw:type="rectangle" draw:enhanced-path="M 0 0 L 21600 0 21600 21600 0 21600 0 0 Z N"/>
        </draw:custom-shape>
        <draw:connector draw:style-name="gr9" draw:text-style-name="P21" draw:layer="layout" draw:type="line" svg:x1="21.698cm" svg:y1="10.299cm" svg:x2="21.698cm" svg:y2="8.745cm" draw:start-shape="id64" draw:start-glue-point="0" draw:end-shape="id65" svg:d="M21698 10299v-1554" svg:viewBox="0 0 1 1555">
          <text:p/>
        </draw:connector>
        <draw:connector draw:style-name="gr9" draw:text-style-name="P21" draw:layer="layout" draw:type="line" svg:x1="24.946cm" svg:y1="10.299cm" svg:x2="24.946cm" svg:y2="8.745cm" draw:start-shape="id66" draw:start-glue-point="0" draw:end-shape="id67" svg:d="M24946 10299v-1554" svg:viewBox="0 0 1 1555">
          <text:p/>
        </draw:connector>
        <draw:connector draw:style-name="gr8" draw:text-style-name="P12" draw:layer="layout" draw:type="curve" svg:x1="20.1cm" svg:y1="6.404cm" svg:x2="18.254cm" svg:y2="7.545cm" draw:start-shape="id57" draw:start-glue-point="2" draw:end-shape="id68" svg:d="M20100 6404c0 856-1846 286-1846 1141" svg:viewBox="0 0 1847 1142">
          <text:p/>
        </draw:connector>
        <draw:connector draw:style-name="gr8" draw:text-style-name="P12" draw:layer="layout" draw:type="curve" svg:x1="20.1cm" svg:y1="6.404cm" svg:x2="24.946cm" svg:y2="7.545cm" draw:start-shape="id57" draw:start-glue-point="2" draw:end-shape="id67" draw:end-glue-point="0" svg:d="M20100 6404c0 856 4846 286 4846 1141" svg:viewBox="0 0 4847 1142">
          <text:p/>
        </draw:connector>
        <draw:connector draw:style-name="gr8" draw:text-style-name="P12" draw:layer="layout" draw:type="curve" svg:x1="20.1cm" svg:y1="6.404cm" svg:x2="21.698cm" svg:y2="7.545cm" draw:start-shape="id57" draw:start-glue-point="2" draw:end-shape="id65" draw:end-glue-point="0" svg:d="M20100 6404c0 856 1598 286 1598 1141" svg:viewBox="0 0 1599 1142">
          <text:p/>
        </draw:connector>
        <draw:connector draw:style-name="gr9" draw:text-style-name="P21" draw:layer="layout" draw:type="line" svg:x1="18.254cm" svg:y1="10.299cm" svg:x2="18.254cm" svg:y2="8.745cm" draw:start-shape="id69" draw:start-glue-point="0" draw:end-shape="id68" draw:end-glue-point="2" svg:d="M18254 10299v-1554" svg:viewBox="0 0 1 1555">
          <text:p/>
        </draw:connector>
        <draw:custom-shape draw:style-name="gr52" draw:text-style-name="P19" xml:id="id68" draw:id="id68" draw:layer="layout" svg:width="2.608cm" svg:height="1.2cm" svg:x="16.95cm" svg:y="7.545cm">
          <text:p text:style-name="P17"><text:span text:style-name="T30">walwriter</text:span></text:p>
          <draw:enhanced-geometry svg:viewBox="0 0 21600 21600" draw:type="rectangle" draw:enhanced-path="M 0 0 L 21600 0 21600 21600 0 21600 0 0 Z N"/>
        </draw:custom-shape>
        <draw:custom-shape draw:style-name="gr13" draw:text-style-name="P22" xml:id="id59" draw:id="id59" draw:layer="layout" svg:width="0.254cm" svg:height="0.436cm" svg:x="14.441cm" svg:y="10.299cm">
          <text:p/>
          <draw:enhanced-geometry svg:viewBox="0 0 21600 21600" draw:type="rectangle" draw:enhanced-path="M 0 0 L 21600 0 21600 21600 0 21600 0 0 Z N"/>
        </draw:custom-shape>
        <draw:custom-shape draw:style-name="gr13" draw:text-style-name="P22" xml:id="id60" draw:id="id60" draw:layer="layout" svg:width="0.254cm" svg:height="0.436cm" svg:x="14.641cm" svg:y="10.299cm">
          <text:p/>
          <draw:enhanced-geometry svg:viewBox="0 0 21600 21600" draw:type="rectangle" draw:enhanced-path="M 0 0 L 21600 0 21600 21600 0 21600 0 0 Z N"/>
        </draw:custom-shape>
        <draw:custom-shape draw:style-name="gr13" draw:text-style-name="P22" xml:id="id62" draw:id="id62" draw:layer="layout" svg:width="0.254cm" svg:height="0.436cm" svg:x="14.841cm" svg:y="10.299cm">
          <text:p/>
          <draw:enhanced-geometry svg:viewBox="0 0 21600 21600" draw:type="rectangle" draw:enhanced-path="M 0 0 L 21600 0 21600 21600 0 21600 0 0 Z N"/>
        </draw:custom-shape>
        <draw:custom-shape draw:style-name="gr13" draw:text-style-name="P22" draw:layer="layout" svg:width="0.254cm" svg:height="0.436cm" svg:x="15.041cm" svg:y="10.299cm">
          <text:p/>
          <draw:enhanced-geometry svg:viewBox="0 0 21600 21600" draw:type="rectangle" draw:enhanced-path="M 0 0 L 21600 0 21600 21600 0 21600 0 0 Z N"/>
        </draw:custom-shape>
        <draw:custom-shape draw:style-name="gr13" draw:text-style-name="P22" draw:layer="layout" svg:width="0.254cm" svg:height="0.436cm" svg:x="15.241cm" svg:y="10.299cm">
          <text:p/>
          <draw:enhanced-geometry svg:viewBox="0 0 21600 21600" draw:type="rectangle" draw:enhanced-path="M 0 0 L 21600 0 21600 21600 0 21600 0 0 Z N"/>
        </draw:custom-shape>
        <draw:custom-shape draw:style-name="gr13" draw:text-style-name="P22" draw:layer="layout" svg:width="0.254cm" svg:height="0.436cm" svg:x="15.441cm" svg:y="10.299cm">
          <text:p/>
          <draw:enhanced-geometry svg:viewBox="0 0 21600 21600" draw:type="rectangle" draw:enhanced-path="M 0 0 L 21600 0 21600 21600 0 21600 0 0 Z N"/>
        </draw:custom-shape>
        <draw:custom-shape draw:style-name="gr13" draw:text-style-name="P22" draw:layer="layout" svg:width="0.254cm" svg:height="0.436cm" svg:x="15.641cm" svg:y="10.299cm">
          <text:p/>
          <draw:enhanced-geometry svg:viewBox="0 0 21600 21600" draw:type="rectangle" draw:enhanced-path="M 0 0 L 21600 0 21600 21600 0 21600 0 0 Z N"/>
        </draw:custom-shape>
        <draw:custom-shape draw:style-name="gr14" draw:text-style-name="P25" draw:layer="layout" svg:width="11.839cm" svg:height="2.237cm" svg:x="13.568cm" svg:y="9.99cm">
          <text:p text:style-name="P24"><text:span text:style-name="T6">общая</text:span><text:span text:style-name="T20"> </text:span><text:span text:style-name="T6">памят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5" draw:layer="layout" svg:width="7.49cm" svg:height="0.937cm" svg:x="17.402cm" svg:y="10.89cm">
          <text:p text:style-name="P24"><text:span text:style-name="T6">буферный</text:span><text:span text:style-name="T20"> кеш</text:span></text:p>
          <draw:enhanced-geometry svg:viewBox="0 0 21600 21600" draw:mirror-horizontal="false" draw:mirror-vertical="false" draw:path-stretchpoint-x="10800" draw:path-stretchpoint-y="10800" draw:text-areas="?f3 ?f4 ?f5 ?f6" draw:type="round-rectangle" draw:modifiers="6079.31769722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5" xml:id="id71" draw:id="id71" draw:layer="layout" svg:width="1.324cm" svg:height="0.937cm" svg:x="15.668cm" svg:y="10.89cm">
          <text:p text:style-name="P24"><text:span text:style-name="T20">clog</text:span></text:p>
          <draw:enhanced-geometry svg:viewBox="0 0 21600 21600" draw:mirror-horizontal="false" draw:mirror-vertical="false" draw:path-stretchpoint-x="10800" draw:path-stretchpoint-y="10800" draw:text-areas="?f3 ?f4 ?f5 ?f6" draw:type="round-rectangle" draw:modifiers="6079.31769722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5" xml:id="id80" draw:id="id80" draw:layer="layout" svg:width="1.324cm" svg:height="0.937cm" svg:x="14cm" svg:y="10.89cm">
          <text:p text:style-name="P24"><text:span text:style-name="T20">wal</text:span></text:p>
          <draw:enhanced-geometry svg:viewBox="0 0 21600 21600" draw:mirror-horizontal="false" draw:mirror-vertical="false" draw:path-stretchpoint-x="10800" draw:path-stretchpoint-y="10800" draw:text-areas="?f3 ?f4 ?f5 ?f6" draw:type="round-rectangle" draw:modifiers="6079.31769722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9" draw:layer="layout" svg:width="14.232cm" svg:height="5.1cm" svg:x="12.446cm" svg:y="13.244cm">
          <text:p text:style-name="P17"><text:span text:style-name="T16"><text:s/></text:span></text:p>
          <text:p text:style-name="P18"><text:span text:style-name="T17">ОС</text:span></text:p>
          <draw:enhanced-geometry svg:viewBox="0 0 21600 21600" draw:type="rectangle" draw:enhanced-path="M 0 0 L 21600 0 21600 21600 0 21600 0 0 Z N"/>
        </draw:custom-shape>
        <draw:custom-shape draw:style-name="gr20" draw:text-style-name="P30" draw:layer="layout" svg:width="2.032cm" svg:height="2.436cm" svg:x="22.659cm" svg:y="15.346cm">
          <text:p/>
          <draw:enhanced-geometry svg:viewBox="0 0 88 21600" draw:glue-points="44 ?f6 44 0 0 10800 44 21600 88 10800" draw:text-areas="0 ?f6 88 ?f3" draw:type="can" draw:modifiers="5982.765695527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1" xml:id="id79" draw:id="id79" draw:layer="layout" svg:width="0.894cm" svg:height="1.106cm" svg:x="14.215cm" svg:y="16.3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0" draw:text-style-name="P21" draw:layer="layout" draw:type="line" svg:x1="16.33cm" svg:y1="16.331cm" svg:x2="16.33cm" svg:y2="11.827cm" draw:start-shape="id70" draw:start-glue-point="6" draw:end-shape="id71" draw:end-glue-point="2" svg:d="M16330 16331v-4504" svg:viewBox="0 0 1 4505">
          <text:p/>
        </draw:connector>
        <draw:custom-shape draw:style-name="gr47" draw:text-style-name="P51" xml:id="id70" draw:id="id70" draw:layer="layout" svg:width="0.894cm" svg:height="1.106cm" svg:x="15.883cm" svg:y="16.3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8" draw:text-style-name="P29" draw:layer="layout" svg:width="3.942cm" svg:height="2.436cm" svg:x="17.845cm" svg:y="15.347cm">
          <text:p/>
          <draw:enhanced-geometry svg:viewBox="0 0 88 21600" draw:glue-points="44 ?f6 44 0 0 10800 44 21600 88 10800" draw:text-areas="0 ?f6 88 ?f3" draw:type="can" draw:modifiers="6532.29380385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 draw:text-style-name="P31" xml:id="id72" draw:id="id72" draw:layer="layout" svg:width="0.236cm" svg:height="0.236cm" svg:x="20.551cm" svg:y="1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73" draw:id="id73" draw:layer="layout" svg:width="0.236cm" svg:height="0.236cm" svg:x="20.18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74" draw:id="id74" draw:layer="layout" svg:width="0.236cm" svg:height="0.236cm" svg:x="20.924cm" svg:y="1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75" draw:id="id75" draw:layer="layout" svg:width="0.236cm" svg:height="0.236cm" svg:x="19.995cm" svg:y="17.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76" draw:id="id76" draw:layer="layout" svg:width="0.236cm" svg:height="0.236cm" svg:x="20.367cm" svg:y="17.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77" draw:id="id77" draw:layer="layout" svg:width="0.236cm" svg:height="0.236cm" svg:x="20.738cm" svg:y="17.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1" xml:id="id78" draw:id="id78" draw:layer="layout" svg:width="0.236cm" svg:height="0.236cm" svg:x="21.111cm" svg:y="1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31" draw:layer="layout" draw:type="line" svg:x1="20.585cm" svg:y1="16.522cm" svg:x2="20.382cm" svg:y2="16.82cm" draw:start-shape="id72" draw:start-glue-point="7" draw:end-shape="id73" draw:end-glue-point="11" svg:d="M20585 16522l-203 298" svg:viewBox="0 0 204 299">
            <text:p/>
          </draw:connector>
          <draw:connector draw:style-name="gr22" draw:text-style-name="P31" draw:layer="layout" draw:type="line" svg:x1="20.753cm" svg:y1="16.522cm" svg:x2="20.958cm" svg:y2="16.821cm" draw:start-shape="id72" draw:start-glue-point="9" draw:end-shape="id74" draw:end-glue-point="5" svg:d="M20753 16522l205 299" svg:viewBox="0 0 206 300">
            <text:p/>
          </draw:connector>
          <draw:connector draw:style-name="gr22" draw:text-style-name="P31" draw:layer="layout" draw:type="line" svg:x1="20.298cm" svg:y1="17.022cm" svg:x2="20.113cm" svg:y2="17.251cm" draw:start-shape="id73" draw:start-glue-point="8" draw:end-shape="id75" draw:end-glue-point="4" svg:d="M20298 17022l-185 229" svg:viewBox="0 0 186 230">
            <text:p/>
          </draw:connector>
          <draw:connector draw:style-name="gr22" draw:text-style-name="P31" draw:layer="layout" draw:type="line" svg:x1="20.298cm" svg:y1="17.022cm" svg:x2="20.485cm" svg:y2="17.251cm" draw:start-shape="id73" draw:start-glue-point="8" draw:end-shape="id76" svg:d="M20298 17022l187 229" svg:viewBox="0 0 188 230">
            <text:p/>
          </draw:connector>
          <draw:connector draw:style-name="gr22" draw:text-style-name="P31" draw:layer="layout" draw:type="line" svg:x1="21.042cm" svg:y1="17.023cm" svg:x2="20.856cm" svg:y2="17.251cm" draw:start-shape="id74" draw:end-shape="id77" draw:end-glue-point="4" svg:d="M21042 17023l-186 228" svg:viewBox="0 0 187 229">
            <text:p/>
          </draw:connector>
          <draw:connector draw:style-name="gr22" draw:text-style-name="P31" draw:layer="layout" draw:type="line" svg:x1="21.042cm" svg:y1="17.023cm" svg:x2="21.229cm" svg:y2="17.252cm" draw:start-shape="id74" draw:start-glue-point="8" draw:end-shape="id78" draw:end-glue-point="4" svg:d="M21042 17023l187 229" svg:viewBox="0 0 188 230">
            <text:p/>
          </draw:connector>
        </draw:g>
        <draw:g>
          <draw:custom-shape draw:style-name="gr23" draw:text-style-name="P32" draw:layer="layout" svg:width="1.486cm" svg:height="0.171cm" svg:x="18.3cm" svg:y="16.333cm">
            <text:p/>
            <draw:enhanced-geometry svg:viewBox="0 0 21600 21600" draw:type="rectangle" draw:enhanced-path="M 0 0 L 21600 0 21600 21600 0 21600 0 0 Z N"/>
          </draw:custom-shape>
          <draw:custom-shape draw:style-name="gr24" draw:text-style-name="P33" draw:layer="layout" svg:width="1.486cm" svg:height="1.106cm" svg:x="18.3cm" svg:y="16.333cm">
            <text:p/>
            <draw:enhanced-geometry svg:viewBox="0 0 21600 21600" draw:type="rectangle" draw:enhanced-path="M 0 0 L 21600 0 21600 21600 0 21600 0 0 Z N"/>
          </draw:custom-shape>
          <draw:custom-shape draw:style-name="gr25" draw:text-style-name="P34" draw:layer="layout" svg:width="0.371cm" svg:height="1.106cm" svg:x="18.3cm" svg:y="16.333cm">
            <text:p/>
            <draw:enhanced-geometry svg:viewBox="0 0 21600 21600" draw:type="rectangle" draw:enhanced-path="M 0 0 L 21600 0 21600 21600 0 21600 0 0 Z N"/>
          </draw:custom-shape>
          <draw:custom-shape draw:style-name="gr25" draw:text-style-name="P34" draw:layer="layout" svg:width="0.372cm" svg:height="1.106cm" svg:x="18.671cm" svg:y="16.333cm">
            <text:p/>
            <draw:enhanced-geometry svg:viewBox="0 0 21600 21600" draw:type="rectangle" draw:enhanced-path="M 0 0 L 21600 0 21600 21600 0 21600 0 0 Z N"/>
          </draw:custom-shape>
          <draw:custom-shape draw:style-name="gr25" draw:text-style-name="P34" draw:layer="layout" svg:width="0.371cm" svg:height="1.106cm" svg:x="19.043cm" svg:y="16.333cm">
            <text:p/>
            <draw:enhanced-geometry svg:viewBox="0 0 21600 21600" draw:type="rectangle" draw:enhanced-path="M 0 0 L 21600 0 21600 21600 0 21600 0 0 Z N"/>
          </draw:custom-shape>
          <draw:custom-shape draw:style-name="gr25" draw:text-style-name="P34" draw:layer="layout" svg:width="0.372cm" svg:height="1.106cm" svg:x="19.414cm" svg:y="16.333cm">
            <text:p/>
            <draw:enhanced-geometry svg:viewBox="0 0 21600 21600" draw:type="rectangle" draw:enhanced-path="M 0 0 L 21600 0 21600 21600 0 21600 0 0 Z N"/>
          </draw:custom-shape>
        </draw:g>
        <draw:connector draw:style-name="gr30" draw:text-style-name="P21" draw:layer="layout" draw:type="line" svg:x1="19.789cm" svg:y1="15.777cm" svg:x2="19.789cm" svg:y2="11.827cm" svg:d="M19789 15777v-3950" svg:viewBox="0 0 1 3951">
          <text:p/>
        </draw:connector>
        <draw:connector draw:style-name="gr49" draw:text-style-name="P21" draw:layer="layout" draw:type="line" svg:x1="14.662cm" svg:y1="16.331cm" svg:x2="14.662cm" svg:y2="11.827cm" draw:start-shape="id79" draw:start-glue-point="6" draw:end-shape="id80" draw:end-glue-point="2" svg:d="M14662 16331v-4504" svg:viewBox="0 0 1 4505">
          <text:p/>
        </draw:connector>
        <draw:custom-shape draw:style-name="gr31" draw:text-style-name="P25" draw:layer="layout" svg:width="10.421cm" svg:height="0.937cm" svg:x="14.273cm" svg:y="13.889cm">
          <text:p text:style-name="P24"><text:span text:style-name="T20">кеш</text:span></text:p>
          <draw:enhanced-geometry svg:viewBox="0 0 21600 21600" draw:mirror-horizontal="false" draw:mirror-vertical="false" draw:path-stretchpoint-x="10800" draw:path-stretchpoint-y="10800" draw:text-areas="?f3 ?f4 ?f5 ?f6" draw:type="round-rectangle" draw:modifiers="6562.899786780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1" presentation:class="page"/>
          <draw:frame presentation:style-name="pr5" draw:text-style-name="P40" draw:layer="layout" svg:width="16.799cm" svg:height="13.364cm" svg:x="2.1cm" svg:y="14.107cm" presentation:class="notes" presentation:user-transformed="true">
            <draw:text-box>
              <text:p text:style-name="P39"><text:span text:style-name="T6">Вернемся еще раз к процессам, связанным с обслуживанием буферного кеша и журнала.</text:span></text:p>
              <text:p text:style-name="P39"><text:span text:style-name="T6">Во-первых, это процесс walwriter, занимающийся асинхронной записью журнала на диск. При синхронном режиме записью журнала занимается тот процесс, который выполняет фиксацию транзакции.</text:span></text:p>
              <text:p text:style-name="P39"><text:span text:style-name="T6">Во-вторых, процесс контрольной точки checkpointer, периодически сбрасывающий все грязные буферы на диск.</text:span></text:p>
              <text:p text:style-name="P39"><text:span text:style-name="T29">В-третьих, процесс фоновой записи background writer (или </text:span><text:span text:style-name="T6">bgwriter). Этот процесс похож на процесс контрольной точки, но записывает только часть грязных буферов, причем те, которые с большой вероятностью будут вытеснены в ближайшее время. Таким образом, когда обслуживающий процесс выберет буфер, чтобы прочитать новую страницу, старая страница скорее всего уже не будет грязной и не надо будет тратить время, чтобы сбросить ее на диск.</text:span></text:p>
              <text:p text:style-name="P39"><text:span text:style-name="T6">И в-четвертых, обслуживающие процессы, читающие данные</text:span><text:span text:style-name="T6"><text:line-break/></text:span><text:span text:style-name="T6">в буферный кеш. Если, несмотря на работу процессов контрольной точки и фоновой записи, вытесняемый буфер окажется грязным, обслуживающий процесс самостоятельно запишет его на диск.</text:span></text:p>
              <text:p text:style-name="P39"><text:span text:style-name="T6"/></text:p>
            </draw:text-box>
          </draw:frame>
        </presentation:notes>
      </draw:page>
      <draw:page draw:name="page12"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Уровни журнала</text:span></text:p>
          </draw:text-box>
        </draw:frame>
        <draw:frame presentation:style-name="pr4" draw:text-style-name="P43" draw:layer="layout" svg:width="25.6cm" svg:height="14.504cm" svg:x="1.2cm" svg:y="4.8cm" presentation:class="outline" presentation:user-transformed="true">
          <draw:text-box>
            <text:list text:style-name="L3">
              <text:list-header>
                <text:p text:style-name="P9"><text:span text:style-name="T33">Minimal</text:span></text:p>
                <text:list>
                  <text:list-item>
                    <text:p text:style-name="P14"><text:span text:style-name="T24">гарантия восстановления после сбоя</text:span></text:p>
                  </text:list-item>
                </text:list>
              </text:list-header>
              <text:list-item>
                <text:p text:style-name="P9"><text:span text:style-name="T26">Replica </text:span><text:span text:style-name="T34">(по умолчанию)</text:span></text:p>
                <text:list>
                  <text:list-item>
                    <text:p text:style-name="P13"><text:span text:style-name="T24">резервное копирование</text:span></text:p>
                  </text:list-item>
                  <text:list-item>
                    <text:p text:style-name="P14"><text:span text:style-name="T24">репликация: передача и проигрывание журнала на другом сервере</text:span></text:p>
                  </text:list-item>
                </text:list>
              </text:list-item>
              <text:list-item>
                <text:p text:style-name="P9"><text:span text:style-name="T26">Logical</text:span></text:p>
                <text:list>
                  <text:list-item>
                    <text:p><text:span text:style-name="T24">логическая репликация: информация о добавлении, изменении</text:span><text:span text:style-name="T24"><text:line-break/></text:span><text:span text:style-name="T24">и удалении табличных строк</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40" draw:layer="layout" svg:width="16.799cm" svg:height="14.876cm" svg:x="2.1cm" svg:y="14.107cm" presentation:class="notes" presentation:user-transformed="true">
            <draw:text-box>
              <text:p text:style-name="P39"><text:span text:style-name="T6">Как уже говорилось, причиной появления журнала является необходимость защищать информацию от сбоев из-за потери содержимого оперативной памяти.</text:span></text:p>
              <text:p text:style-name="P39"><text:span text:style-name="T6">Однако журнал — механизм, который оказалось удобно применять</text:span><text:span text:style-name="T6"><text:line-break/></text:span><text:span text:style-name="T6">и для других целей, если добавить в него дополнительную информацию.</text:span></text:p>
              <text:p text:style-name="P39"><text:span text:style-name="T6">Объем данных, который попадает в журнал, регулируется параметром </text:span><text:span text:style-name="T22">wal_level</text:span><text:span text:style-name="T6">.</text:span></text:p>
              <text:list text:style-name="L1">
                <text:list-item>
                  <text:p text:style-name="P39"><text:span text:style-name="T6">На уровне </text:span><text:span text:style-name="T8">minimal</text:span><text:span text:style-name="T6"> журнал обеспечивает только восстановление после сбоя.</text:span></text:p>
                </text:list-item>
                <text:list-item>
                  <text:p text:style-name="P39"><text:span text:style-name="T6">На уровне </text:span><text:span text:style-name="T8">replica</text:span><text:span text:style-name="T6"> в журнал добавляется информация, позволяющая использовать его для создания резервных копий и репликации.</text:span><text:span text:style-name="T6"><text:line-break/></text:span><text:span text:style-name="T6">При репликации журнальные записи передаются на другой сервер</text:span><text:span text:style-name="T6"><text:line-break/></text:span><text:span text:style-name="T6">и применяются там; таким образом создается и поддерживается точная копия (реплика) основного сервера.</text:span></text:p>
                </text:list-item>
                <text:list-item>
                  <text:p text:style-name="P39"><text:span text:style-name="T6">На уровне </text:span><text:span text:style-name="T8">logical</text:span><text:span text:style-name="T6"> в журнал добавляется информация, позволяющая декодировать «физические» журнальные записи и сформировать</text:span><text:span text:style-name="T6"><text:line-break/></text:span><text:span text:style-name="T6">из них «логические» записи о добавлении, изменении и удалении табличных строк. Это позволяет организовать логическую репликацию (рассматривается в соответствующих темах курсов DEV2 и DBA3).</text:span></text:p>
                </text:list-item>
              </text:list>
            </draw:text-box>
          </draw:frame>
        </presentation:notes>
      </draw:page>
      <draw:page draw:name="page13"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8" draw:layer="layout" svg:width="25.6cm" svg:height="14.4cm" svg:x="1.2cm" svg:y="4.8cm" presentation:class="outline" presentation:user-transformed="true">
          <draw:text-box>
            <text:list text:style-name="L3">
              <text:list-item>
                <text:p text:style-name="P9"><text:span text:style-name="T35">Буферный кеш существенно ускоряет работу,</text:span><text:span text:style-name="T35"><text:line-break/></text:span><text:span text:style-name="T35">уменьшая число дисковых операций</text:span></text:p>
              </text:list-item>
              <text:list-item>
                <text:p text:style-name="P9"><text:span text:style-name="T36">Надежность обеспечивается журналированием</text:span></text:p>
              </text:list-item>
              <text:list-item>
                <text:p text:style-name="P9"><text:span text:style-name="T36">Размер журнала ограничен благодаря контрольным точкам</text:span></text:p>
              </text:list-item>
              <text:list-item>
                <text:p text:style-name="P9"><text:span text:style-name="T36">Журнал удобен и используется во многих случаях</text:span></text:p>
                <text:list>
                  <text:list-item>
                    <text:p text:style-name="P13"><text:span text:style-name="T37">для восстановления после сбоя</text:span></text:p>
                  </text:list-item>
                  <text:list-item>
                    <text:p text:style-name="P13"><text:span text:style-name="T37">при резервном копировании</text:span></text:p>
                  </text:list-item>
                  <text:list-item>
                    <text:p><text:span text:style-name="T37">для репликации между серверами</text:spa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52" draw:layer="layout" svg:width="16.799cm" svg:height="13.364cm" svg:x="2.1cm" svg:y="14.107cm" presentation:class="notes" presentation:placeholder="true">
            <draw:text-box/>
          </draw:frame>
        </presentation:notes>
      </draw:page>
      <draw:page draw:name="page14" draw:style-name="dp1" draw:master-page-name="master" presentation:presentation-page-layout-name="AL1T1">
        <draw:frame presentation:style-name="pr7" draw:text-style-name="P8" draw:layer="layout" svg:width="19.8cm" svg:height="1.741cm" svg:x="1.2cm" svg:y="0.737cm" presentation:class="title" presentation:user-transformed="true">
          <draw:text-box>
            <text:p><text:span text:style-name="T10">Практика</text:span></text:p>
          </draw:text-box>
        </draw:frame>
        <draw:frame presentation:style-name="pr11" draw:text-style-name="P53" draw:layer="layout" svg:width="25.6cm" svg:height="14.4cm" svg:x="1.2cm" svg:y="4.8cm" presentation:class="outline" presentation:user-transformed="true">
          <draw:text-box>
            <text:list text:style-name="L4">
              <text:list-item>
                <text:p text:style-name="P41"><text:span text:style-name="T38">Средствами операционной системы найдите процессы, отвечающие за работу буферного кеша и журнала WAL.</text:span></text:p>
              </text:list-item>
              <text:list-item>
                <text:p text:style-name="P41"><text:span text:style-name="T38">Остановите PostgreSQL в режиме fast; снова запустите его.</text:span><text:span text:style-name="T38"><text:line-break/></text:span><text:span text:style-name="T38">Просмотрите журнал сообщений сервера.</text:span></text:p>
              </text:list-item>
            </text:list>
            <text:list text:style-name="L5">
              <text:list-item>
                <text:p text:style-name="P41"><text:span text:style-name="T38">Теперь остановите в режиме immediate и снова запустите.</text:span><text:span text:style-name="T38"><text:line-break/></text:span><text:span text:style-name="T38">Просмотрите журнал сообщений сервера и сравните</text:span><text:span text:style-name="T38"><text:line-break/></text:span><text:span text:style-name="T38">с предыдущим разом.</text:span></text:p>
              </text:list-item>
            </text:list>
          </draw:text-box>
        </draw:frame>
        <presentation:notes draw:style-name="dp2">
          <draw:page-thumbnail draw:style-name="gr2" draw:layer="layout" svg:width="14.848cm" svg:height="11.136cm" svg:x="3.075cm" svg:y="2.257cm" draw:page-number="14" presentation:class="page"/>
          <draw:frame presentation:style-name="pr12" draw:text-style-name="P54" draw:layer="layout" svg:width="16.799cm" svg:height="14.103cm" svg:x="2.1cm" svg:y="14.107cm" presentation:class="notes" presentation:user-transformed="true">
            <draw:text-box>
              <text:p text:style-name="P39"><text:span text:style-name="T39">2. </text:span><text:span text:style-name="T40">Для останова в режиме fast используйте команду</text:span></text:p>
              <text:p text:style-name="P39"><text:span text:style-name="T41">pg_ctlcluster 16 main stop</text:span></text:p>
              <text:p text:style-name="P39"><text:span text:style-name="T40">При этом сервер обрывает все открытые соединения и перед выключением выполняет контрольную точку, чтобы на диск записались согласованные данные. Таким образом, выключение может выполняться относительно долго, но при запуске сервер сразу же будет готов к работе.</text:span></text:p>
              <text:p text:style-name="P39"><text:span text:style-name="T40"/></text:p>
              <text:p text:style-name="P39"><text:span text:style-name="T40">3. Для останова в режиме immediate используйте команду</text:span></text:p>
              <text:p text:style-name="P39"><text:span text:style-name="T41">pg_ctlcluster 16 main stop -m immediate --skip-systemctl-redirect</text:span></text:p>
              <text:p text:style-name="P39"><text:span text:style-name="T40">При этом сервер также обрывает открытые соединения, но не выполняет контрольную точку. На диске остаются несогласованные данные, как после сбоя. Таким образом, выключение происходит быстро, но при запуске сервер должен будет восстановить согласованность данных с помощью журнала.</text:span></text:p>
              <text:p text:style-name="P39"><text:span text:style-name="T40"/></text:p>
              <text:p text:style-name="P39"><text:span text:style-name="T40">Для PostgreSQL, собранного из исходных кодов, останов в режиме fast выполняется командой</text:span></text:p>
              <text:p text:style-name="P39"><text:span text:style-name="T41">pg_ctl stop</text:span></text:p>
              <text:p text:style-name="P39"><text:span text:style-name="T40">а останов в режиме immediate — командой</text:span></text:p>
              <text:p text:style-name="P39"><text:span text:style-name="T41">pg_ctl stop -m immediate</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pitch="fixed"/>
    <style:font-face style:name="Liberation Mono1" svg:font-family="'Liberation Mono'" style:font-pitch="variable"/>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Mono4" svg:font-family="'Liberation Mono'" style:font-family-generic="modern" style:font-pitch="fixed"/>
    <style:font-face style:name="Liberation Mono5" svg:font-family="'Liberation Mono'" style:font-family-generic="moder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hatch draw:name="Hatching_20_4" draw:display-name="Hatching 4" draw:style="single" draw:color="#666666" draw:distance="0.14cm" draw:rotation="450"/>
    <draw:fill-image draw:name="Empty" xlink:href="Pictures/1000000000000008000000089442829B9654ACBA.png" xlink:type="simple" xlink:show="embed" xlink:actuate="onLoad"/>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3" fo:font-family="'Liberation Mono', 'Courier New'" style:font-family-generic="modern" style:font-pitch="fixed" fo:font-size="10pt" style:font-name-asian="Liberation Mono3"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1"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backgroundobjects">
      <style:graphic-properties draw:stroke="none" draw:fill="gradient" draw:fill-color="#f0e6ff" draw:fill-gradient-name="Gradient_20_2" draw:textarea-vertical-align="middle" draw:auto-grow-height="false"/>
    </style:style>
    <style:style style:name="Mpr2" style:family="presentation" style:parent-style-name="master-outline1">
      <style:graphic-properties fo:min-height="12.18cm"/>
      <style:paragraph-properties style:writing-mode="lr-tb"/>
    </style:style>
    <style:style style:name="Mpr3" style:family="presentation" style:parent-style-name="master-backgroundobjects">
      <style:graphic-properties draw:stroke="none" draw:fill="none" draw:fill-color="#ffffff" draw:auto-grow-height="false" fo:min-height="1.485cm"/>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6" style:family="presentation" style:parent-style-name="master1_5f_-backgroundobjects">
      <style:graphic-properties draw:stroke="none" draw:fill="none" draw:fill-color="#ffffff" draw:auto-grow-height="false" fo:min-height="1.485cm"/>
      <style:paragraph-properties style:writing-mode="lr-tb"/>
    </style:style>
    <style:style style:name="Mpr7"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none"/>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master"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832B3CB0FFC3CC0D.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номер&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1_5f_" style:display-name="master1_" style:page-layout-name="PM1" draw:style-name="Mdp2">
      <draw:frame draw:style-name="Mgr3" draw:text-style-name="MP7"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5"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5" draw:text-style-name="MP7"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2DT18H25M21S</meta:editing-duration>
    <meta:editing-cycles>164</meta:editing-cycles>
    <meta:generator>LibreOffice/7.3.7.2$Linux_X86_64 LibreOffice_project/30$Build-2</meta:generator>
    <dc:date>2024-07-01T23:11:06.625739026</dc:date>
    <meta:document-statistic meta:object-count="361"/>
    <meta:template xlink:type="simple" xlink:actuate="onRequest" xlink:title="master" xlink:href="../../../../../.config/libreoffice/4/user/template/master.otp" meta:date="2015-06-03T14:43:56.815095550"/>
  </office:meta>
</office:document-meta>
</file>